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ed-Chemist-horizontal" svg:font-family="Ted-Chemist-horizontal" style:font-pitch="variable"/>
    <style:font-face style:name="Ted-Chemist-horizontal1" svg:font-family="Ted-Chemist-horizontal" style:font-family-generic="roman" style:font-pitch="variable"/>
    <style:font-face style:name="Ted-Chemist-singlechars" svg:font-family="Ted-Chemist-singlechars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44e6f1" officeooo:paragraph-rsid="0044e6f1"/>
    </style:style>
    <style:style style:name="P2" style:family="paragraph" style:parent-style-name="Standard">
      <style:paragraph-properties fo:text-align="center" style:justify-single-word="false"/>
      <style:text-properties officeooo:paragraph-rsid="000d411a"/>
    </style:style>
    <style:style style:name="P3" style:family="paragraph" style:parent-style-name="Standard">
      <style:paragraph-properties fo:text-align="center" style:justify-single-word="false"/>
      <style:text-properties officeooo:rsid="004dd793" officeooo:paragraph-rsid="004dd793"/>
    </style:style>
    <style:style style:name="P4" style:family="paragraph" style:parent-style-name="Standard">
      <style:paragraph-properties fo:text-align="center" style:justify-single-word="false">
        <style:tab-stops>
          <style:tab-stop style:position="2.489cm"/>
          <style:tab-stop style:position="4.891cm"/>
          <style:tab-stop style:position="7.497cm"/>
          <style:tab-stop style:position="9.987cm"/>
          <style:tab-stop style:position="12.562cm"/>
          <style:tab-stop style:position="14.995cm"/>
        </style:tab-stops>
      </style:paragraph-properties>
      <style:text-properties officeooo:rsid="004dd793" officeooo:paragraph-rsid="007f1840"/>
    </style:style>
    <style:style style:name="P5" style:family="paragraph" style:parent-style-name="Standard">
      <style:paragraph-properties fo:text-align="start" style:justify-single-word="false">
        <style:tab-stops>
          <style:tab-stop style:position="2.503cm" style:type="center"/>
          <style:tab-stop style:position="6.604cm" style:type="center"/>
          <style:tab-stop style:position="13.002cm" style:type="center"/>
        </style:tab-stops>
      </style:paragraph-properties>
      <style:text-properties officeooo:rsid="004dd793" officeooo:paragraph-rsid="005c6404"/>
    </style:style>
    <style:style style:name="P6" style:family="paragraph" style:parent-style-name="Standard">
      <style:paragraph-properties fo:text-align="start" style:justify-single-word="false">
        <style:tab-stops>
          <style:tab-stop style:position="2.508cm" style:type="center"/>
          <style:tab-stop style:position="10.185cm" style:type="center"/>
        </style:tab-stops>
      </style:paragraph-properties>
      <style:text-properties officeooo:rsid="004dd793" officeooo:paragraph-rsid="006dae0f"/>
    </style:style>
    <style:style style:name="P7" style:family="paragraph" style:parent-style-name="Standard">
      <style:paragraph-properties fo:text-align="start" style:justify-single-word="false">
        <style:tab-stops>
          <style:tab-stop style:position="4.491cm"/>
          <style:tab-stop style:position="9.006cm"/>
          <style:tab-stop style:position="13.497cm"/>
        </style:tab-stops>
      </style:paragraph-properties>
      <style:text-properties officeooo:rsid="004dd793" officeooo:paragraph-rsid="0079d835"/>
    </style:style>
    <style:style style:name="P8" style:family="paragraph" style:parent-style-name="Standard">
      <style:paragraph-properties fo:text-align="start" style:justify-single-word="false">
        <style:tab-stops>
          <style:tab-stop style:position="4.491cm"/>
          <style:tab-stop style:position="9.006cm"/>
          <style:tab-stop style:position="13.497cm"/>
        </style:tab-stops>
      </style:paragraph-properties>
      <style:text-properties officeooo:rsid="004dd793" officeooo:paragraph-rsid="007a54a5"/>
    </style:style>
    <style:style style:name="P9" style:family="paragraph" style:parent-style-name="Standard">
      <style:paragraph-properties fo:text-align="start" style:justify-single-word="false">
        <style:tab-stops>
          <style:tab-stop style:position="4.491cm"/>
          <style:tab-stop style:position="9.006cm"/>
          <style:tab-stop style:position="13.497cm"/>
        </style:tab-stops>
      </style:paragraph-properties>
      <style:text-properties officeooo:rsid="004dd793" officeooo:paragraph-rsid="007b93d1"/>
    </style:style>
    <style:style style:name="P10" style:family="paragraph" style:parent-style-name="Standard">
      <style:paragraph-properties fo:text-align="start" style:justify-single-word="false">
        <style:tab-stops>
          <style:tab-stop style:position="5.895cm"/>
          <style:tab-stop style:position="11.991cm"/>
        </style:tab-stops>
      </style:paragraph-properties>
      <style:text-properties officeooo:rsid="004dd793" officeooo:paragraph-rsid="007a54a5"/>
    </style:style>
    <style:style style:name="P11" style:family="paragraph" style:parent-style-name="Standard">
      <style:paragraph-properties fo:text-align="start" style:justify-single-word="false">
        <style:tab-stops>
          <style:tab-stop style:position="5.895cm"/>
          <style:tab-stop style:position="11.991cm"/>
        </style:tab-stops>
      </style:paragraph-properties>
      <style:text-properties officeooo:rsid="004dd793" officeooo:paragraph-rsid="007b93d1"/>
    </style:style>
    <style:style style:name="P12" style:family="paragraph" style:parent-style-name="Standard">
      <style:paragraph-properties fo:text-align="start" style:justify-single-word="false">
        <style:tab-stops>
          <style:tab-stop style:position="2.402cm"/>
          <style:tab-stop style:position="5.008cm"/>
          <style:tab-stop style:position="7.613cm"/>
          <style:tab-stop style:position="9.987cm"/>
          <style:tab-stop style:position="12.504cm"/>
          <style:tab-stop style:position="14.995cm"/>
        </style:tab-stops>
      </style:paragraph-properties>
      <style:text-properties officeooo:rsid="004dd793" officeooo:paragraph-rsid="007f1840"/>
    </style:style>
    <style:style style:name="P13" style:family="paragraph" style:parent-style-name="Standard">
      <style:paragraph-properties fo:text-align="start" style:justify-single-word="false">
        <style:tab-stops>
          <style:tab-stop style:position="2.489cm"/>
          <style:tab-stop style:position="4.891cm"/>
          <style:tab-stop style:position="7.497cm"/>
          <style:tab-stop style:position="9.987cm"/>
          <style:tab-stop style:position="12.562cm"/>
          <style:tab-stop style:position="14.995cm"/>
        </style:tab-stops>
      </style:paragraph-properties>
      <style:text-properties officeooo:rsid="004dd793" officeooo:paragraph-rsid="007f1840"/>
    </style:style>
    <style:style style:name="P14" style:family="paragraph" style:parent-style-name="Standard">
      <style:paragraph-properties fo:text-align="start" style:justify-single-word="false">
        <style:tab-stops>
          <style:tab-stop style:position="4.399cm"/>
          <style:tab-stop style:position="9.003cm"/>
          <style:tab-stop style:position="9.987cm"/>
          <style:tab-stop style:position="13.488cm"/>
        </style:tab-stops>
      </style:paragraph-properties>
      <style:text-properties officeooo:rsid="004dd793" officeooo:paragraph-rsid="007f1840"/>
    </style:style>
    <style:style style:name="P15" style:family="paragraph" style:parent-style-name="Standard">
      <style:paragraph-properties fo:text-align="start" style:justify-single-word="false">
        <style:tab-stops>
          <style:tab-stop style:position="2.508cm" style:type="center"/>
          <style:tab-stop style:position="10.185cm" style:type="center"/>
        </style:tab-stops>
      </style:paragraph-properties>
      <style:text-properties officeooo:rsid="00599109" officeooo:paragraph-rsid="006dae0f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officeooo:rsid="00467306" officeooo:paragraph-rsid="00467306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officeooo:rsid="00467306" officeooo:paragraph-rsid="006dad5d"/>
    </style:style>
    <style:style style:name="P18" style:family="paragraph" style:parent-style-name="Standard">
      <style:text-properties style:use-window-font-color="true" loext:opacity="0%" officeooo:rsid="00467306" officeooo:paragraph-rsid="002ad317"/>
    </style:style>
    <style:style style:name="P19" style:family="paragraph" style:parent-style-name="Standard">
      <style:paragraph-properties fo:text-align="start" style:justify-single-word="false"/>
      <style:text-properties style:use-window-font-color="true" loext:opacity="0%" officeooo:rsid="006dad5d" officeooo:paragraph-rsid="006dad5d"/>
    </style:style>
    <style:style style:name="P20" style:family="paragraph" style:parent-style-name="Standard">
      <style:paragraph-properties fo:text-align="start" style:justify-single-word="false"/>
      <style:text-properties style:use-window-font-color="true" loext:opacity="0%" officeooo:rsid="006dad5d" officeooo:paragraph-rsid="006dae0f"/>
    </style:style>
    <style:style style:name="P21" style:family="paragraph" style:parent-style-name="Standard">
      <style:paragraph-properties fo:text-align="start" style:justify-single-word="false"/>
      <style:text-properties style:use-window-font-color="true" loext:opacity="0%" officeooo:rsid="006dae0f" officeooo:paragraph-rsid="006dae0f"/>
    </style:style>
    <style:style style:name="P22" style:family="paragraph" style:parent-style-name="Standard">
      <style:text-properties officeooo:paragraph-rsid="006dad5d"/>
    </style:style>
    <style:style style:name="P23" style:family="paragraph" style:parent-style-name="Standard">
      <style:paragraph-properties fo:text-align="start" style:justify-single-word="false"/>
      <style:text-properties officeooo:rsid="006f5927" officeooo:paragraph-rsid="006f5927"/>
    </style:style>
    <style:style style:name="P24" style:family="paragraph" style:parent-style-name="Standard">
      <style:paragraph-properties fo:text-align="start" style:justify-single-word="false"/>
      <style:text-properties officeooo:rsid="006f5927" officeooo:paragraph-rsid="0070f83f"/>
    </style:style>
    <style:style style:name="P25" style:family="paragraph" style:parent-style-name="Standard">
      <style:paragraph-properties fo:text-align="start" style:justify-single-word="false"/>
      <style:text-properties officeooo:rsid="006f5927" officeooo:paragraph-rsid="00737d44"/>
    </style:style>
    <style:style style:name="P26" style:family="paragraph" style:parent-style-name="Standard">
      <loext:graphic-properties draw:fill="none" draw:fill-color="#ffffff"/>
      <style:paragraph-properties fo:text-align="start" style:justify-single-word="false" fo:background-color="transparent"/>
      <style:text-properties officeooo:rsid="006f5927" officeooo:paragraph-rsid="00737d44"/>
    </style:style>
    <style:style style:name="P27" style:family="paragraph" style:parent-style-name="Standard">
      <style:paragraph-properties fo:text-align="start" style:justify-single-word="false"/>
      <style:text-properties officeooo:rsid="006f5927" officeooo:paragraph-rsid="0077ba7e"/>
    </style:style>
    <style:style style:name="P28" style:family="paragraph" style:parent-style-name="Standard">
      <style:paragraph-properties fo:text-align="start" style:justify-single-word="false"/>
      <style:text-properties officeooo:rsid="00737d44" officeooo:paragraph-rsid="00737d44"/>
    </style:style>
    <style:style style:name="P29" style:family="paragraph" style:parent-style-name="Standard">
      <style:paragraph-properties fo:text-align="start" style:justify-single-word="false"/>
      <style:text-properties officeooo:rsid="0077100e" officeooo:paragraph-rsid="0077100e"/>
    </style:style>
    <style:style style:name="P30" style:family="paragraph" style:parent-style-name="Standard">
      <style:paragraph-properties fo:text-align="center" style:justify-single-word="false"/>
      <style:text-properties officeooo:rsid="0077100e" officeooo:paragraph-rsid="0079d835"/>
    </style:style>
    <style:style style:name="P31" style:family="paragraph" style:parent-style-name="Standard">
      <style:paragraph-properties fo:text-align="center" style:justify-single-word="false"/>
      <style:text-properties officeooo:rsid="0077100e" officeooo:paragraph-rsid="007a54a5"/>
    </style:style>
    <style:style style:name="P32" style:family="paragraph" style:parent-style-name="Standard">
      <style:paragraph-properties fo:text-align="center" style:justify-single-word="false"/>
      <style:text-properties officeooo:rsid="0077100e" officeooo:paragraph-rsid="007d8329"/>
    </style:style>
    <style:style style:name="P33" style:family="paragraph" style:parent-style-name="Standard">
      <style:paragraph-properties fo:text-align="center" style:justify-single-word="false"/>
      <style:text-properties officeooo:rsid="0077100e" officeooo:paragraph-rsid="007f1840"/>
    </style:style>
    <style:style style:name="P34" style:family="paragraph" style:parent-style-name="Standard">
      <style:text-properties style:font-name="Ted-Chemist-horizontal1" fo:font-size="12pt" fo:font-style="normal" fo:font-weight="normal" officeooo:paragraph-rsid="006dad5d" style:font-size-asian="12pt" style:font-style-asian="normal" style:font-weight-asian="normal"/>
    </style:style>
    <style:style style:name="P35" style:family="paragraph" style:parent-style-name="Standard">
      <style:paragraph-properties fo:text-align="start" style:justify-single-word="false"/>
      <style:text-properties fo:font-size="20pt" officeooo:rsid="00737d44" officeooo:paragraph-rsid="00754358" style:font-size-asian="20pt" style:font-size-complex="20pt"/>
    </style:style>
    <style:style style:name="P36" style:family="paragraph" style:parent-style-name="Standard">
      <style:paragraph-properties fo:text-align="center" style:justify-single-word="false"/>
      <style:text-properties officeooo:rsid="0079d835" officeooo:paragraph-rsid="0079d835"/>
    </style:style>
    <style:style style:name="P37" style:family="paragraph" style:parent-style-name="Standard">
      <style:paragraph-properties fo:text-align="center" style:justify-single-word="false"/>
      <style:text-properties officeooo:rsid="0079d835" officeooo:paragraph-rsid="007a54a5"/>
    </style:style>
    <style:style style:name="P38" style:family="paragraph" style:parent-style-name="Standard">
      <style:paragraph-properties fo:text-align="center" style:justify-single-word="false"/>
      <style:text-properties officeooo:rsid="0079d835" officeooo:paragraph-rsid="007d8329"/>
    </style:style>
    <style:style style:name="P39" style:family="paragraph" style:parent-style-name="Standard">
      <style:paragraph-properties fo:text-align="center" style:justify-single-word="false"/>
      <style:text-properties officeooo:rsid="0079d835" officeooo:paragraph-rsid="007f1840"/>
    </style:style>
    <style:style style:name="P40" style:family="paragraph" style:parent-style-name="Standard">
      <style:paragraph-properties fo:text-align="start" style:justify-single-word="false">
        <style:tab-stops>
          <style:tab-stop style:position="5.895cm"/>
          <style:tab-stop style:position="11.991cm"/>
        </style:tab-stops>
      </style:paragraph-properties>
      <style:text-properties style:font-name="Arial" fo:font-size="16pt" officeooo:rsid="0079d835" officeooo:paragraph-rsid="007a54a5" style:font-size-asian="16pt" style:font-size-complex="16pt"/>
    </style:style>
    <style:style style:name="P41" style:family="paragraph" style:parent-style-name="Standard">
      <style:paragraph-properties fo:text-align="start" style:justify-single-word="false">
        <style:tab-stops>
          <style:tab-stop style:position="5.895cm"/>
          <style:tab-stop style:position="11.991cm"/>
        </style:tab-stops>
      </style:paragraph-properties>
      <style:text-properties style:font-name="Arial" fo:font-size="16pt" officeooo:rsid="0079d835" officeooo:paragraph-rsid="007b93d1" style:font-size-asian="16pt" style:font-size-complex="16pt"/>
    </style:style>
    <style:style style:name="P42" style:family="paragraph" style:parent-style-name="Standard">
      <style:paragraph-properties fo:text-align="center" style:justify-single-word="false"/>
      <style:text-properties style:font-name="Arial" officeooo:rsid="0079d835" officeooo:paragraph-rsid="0079d835"/>
    </style:style>
    <style:style style:name="P43" style:family="paragraph" style:parent-style-name="Standard">
      <style:paragraph-properties fo:text-align="center" style:justify-single-word="false"/>
      <style:text-properties style:font-name="Arial" officeooo:rsid="0079d835" officeooo:paragraph-rsid="007a54a5"/>
    </style:style>
    <style:style style:name="P44" style:family="paragraph" style:parent-style-name="Standard">
      <style:paragraph-properties fo:text-align="center" style:justify-single-word="false" fo:break-before="page"/>
      <style:text-properties style:font-name="Arial" officeooo:rsid="0079d835" officeooo:paragraph-rsid="007d8329"/>
    </style:style>
    <style:style style:name="P45" style:family="paragraph" style:parent-style-name="Standard">
      <style:paragraph-properties fo:text-align="start" style:justify-single-word="false">
        <style:tab-stops>
          <style:tab-stop style:position="4.491cm"/>
          <style:tab-stop style:position="9.006cm"/>
          <style:tab-stop style:position="13.497cm"/>
        </style:tab-stops>
      </style:paragraph-properties>
      <style:text-properties style:font-name="Arial" fo:font-size="11pt" officeooo:rsid="0079d835" officeooo:paragraph-rsid="0079d835" style:font-size-asian="11pt" style:font-size-complex="11pt"/>
    </style:style>
    <style:style style:name="P46" style:family="paragraph" style:parent-style-name="Standard">
      <style:paragraph-properties fo:text-align="start" style:justify-single-word="false">
        <style:tab-stops>
          <style:tab-stop style:position="4.491cm"/>
          <style:tab-stop style:position="9.006cm"/>
          <style:tab-stop style:position="13.497cm"/>
        </style:tab-stops>
      </style:paragraph-properties>
      <style:text-properties officeooo:rsid="004dd793" officeooo:paragraph-rsid="007f1840"/>
    </style:style>
    <style:style style:name="P47" style:family="paragraph" style:parent-style-name="Standard">
      <style:paragraph-properties fo:text-align="start" style:justify-single-word="false">
        <style:tab-stops>
          <style:tab-stop style:position="2.489cm"/>
          <style:tab-stop style:position="4.891cm"/>
          <style:tab-stop style:position="7.497cm"/>
          <style:tab-stop style:position="9.987cm"/>
          <style:tab-stop style:position="12.562cm"/>
          <style:tab-stop style:position="14.995cm"/>
        </style:tab-stops>
      </style:paragraph-properties>
      <style:text-properties officeooo:rsid="004dd793" officeooo:paragraph-rsid="007f1840"/>
    </style:style>
    <style:style style:name="P48" style:family="paragraph" style:parent-style-name="Standard">
      <style:paragraph-properties fo:text-align="start" style:justify-single-word="false">
        <style:tab-stops>
          <style:tab-stop style:position="4.688cm"/>
          <style:tab-stop style:position="4.891cm"/>
          <style:tab-stop style:position="9.204cm"/>
          <style:tab-stop style:position="13.691cm"/>
        </style:tab-stops>
      </style:paragraph-properties>
      <style:text-properties style:font-name="Arial" fo:font-size="20pt" fo:font-weight="normal" officeooo:rsid="0079d835" officeooo:paragraph-rsid="007f1840" style:font-size-asian="20pt" style:font-weight-asian="normal" style:font-size-complex="20pt" style:font-weight-complex="normal"/>
    </style:style>
    <style:style style:name="P49" style:family="paragraph" style:parent-style-name="Standard">
      <style:paragraph-properties fo:text-align="start" style:justify-single-word="false">
        <style:tab-stops>
          <style:tab-stop style:position="4.688cm"/>
          <style:tab-stop style:position="4.891cm"/>
          <style:tab-stop style:position="9.204cm"/>
          <style:tab-stop style:position="13.691cm"/>
        </style:tab-stops>
      </style:paragraph-properties>
      <style:text-properties fo:font-size="20pt" fo:font-weight="normal" officeooo:rsid="004dd793" officeooo:paragraph-rsid="007f1840" style:font-size-asian="20pt" style:font-weight-asian="normal" style:font-size-complex="20pt" style:font-weight-complex="normal"/>
    </style:style>
    <style:style style:name="P50" style:family="paragraph">
      <loext:graphic-properties draw:fill="none" draw:fill-color="#ffffff"/>
      <style:text-properties style:font-name="Ted-Chemist-singlechars" fo:font-size="20pt" style:font-size-asian="20pt" style:font-size-complex="20pt"/>
    </style:style>
    <style:style style:name="P51" style:family="paragraph">
      <loext:graphic-properties draw:fill="none" draw:fill-color="#ffffff"/>
      <style:text-properties style:font-name="Ted-Chemist-singlechars"/>
    </style:style>
    <style:style style:name="P52" style:family="paragraph">
      <loext:graphic-properties draw:fill="none" draw:fill-color="#ffffff"/>
      <style:text-properties style:font-name="Ted-Chemist-horizontal" fo:font-size="18pt" style:font-size-asian="18pt" style:font-size-complex="18pt"/>
    </style:style>
    <style:style style:name="P53" style:family="paragraph">
      <loext:graphic-properties draw:fill="none" draw:fill-color="#ffffff"/>
      <style:text-properties style:font-name="Ted-Chemist-horizontal"/>
    </style:style>
    <style:style style:name="P54" style:family="paragraph">
      <loext:graphic-properties draw:fill="none" draw:fill-color="#ffffff"/>
      <style:text-properties style:font-name="Courier New" fo:font-weight="bold" style:font-weight-asian="bold" style:font-weight-complex="bold"/>
    </style:style>
    <style:style style:name="P55" style:family="paragraph">
      <loext:graphic-properties draw:fill="none" draw:fill-color="#ffffff" draw:opacity="100%"/>
      <style:text-properties fo:color="#ff0000" loext:opacity="30%" loext:color-lum-mod="100%" loext:color-lum-off="0%" style:font-name="Ted-Chemist-horizontal" fo:font-weight="normal" fo:background-color="transparent"/>
    </style:style>
    <style:style style:name="P56" style:family="paragraph">
      <loext:graphic-properties draw:fill="none" draw:fill-color="#ffffff"/>
      <style:text-properties style:font-name="Courier New"/>
    </style:style>
    <style:style style:name="P57" style:family="paragraph">
      <loext:graphic-properties draw:fill="none" draw:fill-color="#ffffff"/>
      <style:text-properties style:font-name="Liberation Mono"/>
    </style:style>
    <style:style style:name="T1" style:family="text">
      <style:text-properties officeooo:rsid="00678365"/>
    </style:style>
    <style:style style:name="T2" style:family="text">
      <style:text-properties officeooo:rsid="000c7def"/>
    </style:style>
    <style:style style:name="T3" style:family="text">
      <style:text-properties fo:font-size="16pt" fo:font-weight="bold" officeooo:rsid="006caadf" style:font-size-asian="16pt" style:font-weight-asian="bold" style:font-size-complex="16pt" style:font-weight-complex="bold"/>
    </style:style>
    <style:style style:name="T4" style:family="text">
      <style:text-properties officeooo:rsid="006caadf"/>
    </style:style>
    <style:style style:name="T5" style:family="text">
      <style:text-properties style:font-name="Ted-Chemist-horizontal1" fo:font-size="12pt" fo:font-style="normal" fo:font-weight="normal" style:font-size-asian="12pt" style:font-style-asian="normal" style:font-weight-asian="normal"/>
    </style:style>
    <style:style style:name="T6" style:family="text">
      <style:text-properties style:font-name="Ted-Chemist-horizontal1" fo:font-size="12pt" fo:font-style="normal" fo:font-weight="normal" officeooo:rsid="006caadf" style:font-size-asian="12pt" style:font-style-asian="normal" style:font-weight-asian="normal"/>
    </style:style>
    <style:style style:name="T7" style:family="text">
      <style:text-properties officeooo:rsid="006dae0f"/>
    </style:style>
    <style:style style:name="T8" style:family="text">
      <style:text-properties officeooo:rsid="0070f83f"/>
    </style:style>
    <style:style style:name="T9" style:family="text">
      <style:text-properties officeooo:rsid="0077100e"/>
    </style:style>
    <style:style style:name="T10" style:family="text">
      <style:text-properties style:font-name="Arial" fo:font-size="11pt" officeooo:rsid="0079d835" style:font-size-asian="11pt" style:font-size-complex="11pt"/>
    </style:style>
    <style:style style:name="T11" style:family="text">
      <style:text-properties style:font-name="Arial" fo:font-size="11pt" officeooo:rsid="007f1840" style:font-size-asian="11pt" style:font-size-complex="11pt"/>
    </style:style>
    <style:style style:name="T12" style:family="text">
      <style:text-properties style:font-name="Arial" fo:font-size="11pt" officeooo:rsid="007d8329" style:font-size-asian="11pt" style:font-size-complex="11pt"/>
    </style:style>
    <style:style style:name="T13" style:family="text">
      <style:text-properties style:font-name="Arial" officeooo:rsid="0079d835"/>
    </style:style>
    <style:style style:name="T14" style:family="text">
      <style:text-properties officeooo:rsid="007d8329"/>
    </style:style>
    <style:style style:name="T15" style:family="text">
      <style:text-properties style:font-name="Ted-Chemist-singlechars" fo:font-size="20pt" style:font-size-asian="20pt" style:font-size-complex="20pt"/>
    </style:style>
    <style:style style:name="T16" style:family="text">
      <style:text-properties style:font-name="Ted-Chemist-singlechars"/>
    </style:style>
    <style:style style:name="T17" style:family="text">
      <style:text-properties style:font-name="Ted-Chemist-horizontal" fo:font-size="18pt" style:font-size-asian="18pt" style:font-size-complex="18pt"/>
    </style:style>
    <style:style style:name="T18" style:family="text">
      <style:text-properties style:font-name="Ted-Chemist-horizontal"/>
    </style:style>
    <style:style style:name="T19" style:family="text">
      <style:text-properties style:font-name="Courier New" fo:font-weight="bold" style:font-weight-asian="bold" style:font-weight-complex="bold"/>
    </style:style>
    <style:style style:name="T20" style:family="text">
      <style:text-properties fo:color="#ff0000" loext:opacity="30%" style:font-name="Ted-Chemist-horizontal" fo:font-weight="normal" fo:background-color="transparent"/>
    </style:style>
    <style:style style:name="T21" style:family="text">
      <style:text-properties fo:color="#ff0000" loext:opacity="100%" style:font-name="Courier New" fo:font-weight="bold" style:font-weight-asian="bold" style:font-weight-complex="bold"/>
    </style:style>
    <style:style style:name="T22" style:family="text">
      <style:text-properties fo:color="#ffffff" loext:opacity="100%" style:font-name="Courier New" fo:font-weight="bold" fo:background-color="#666666" style:font-weight-asian="bold" style:font-weight-complex="bold"/>
    </style:style>
    <style:style style:name="T23" style:family="text">
      <style:text-properties fo:color="#ff0000" loext:opacity="100%" style:font-name="Ted-Chemist-horizontal"/>
    </style:style>
    <style:style style:name="T24" style:family="text">
      <style:text-properties fo:color="#ffffff" loext:opacity="100%" style:font-name="Ted-Chemist-horizontal"/>
    </style:style>
    <style:style style:name="T25" style:family="text">
      <style:text-properties fo:color="#ffffff" loext:opacity="100%" style:font-name="Courier New" fo:font-weight="bold" style:font-weight-asian="bold" style:font-weight-complex="bold"/>
    </style:style>
    <style:style style:name="T26" style:family="text">
      <style:text-properties fo:color="#00a933" loext:opacity="100%" style:font-name="Courier New" fo:font-weight="bold" style:font-weight-asian="bold" style:font-weight-complex="bold"/>
    </style:style>
    <style:style style:name="T27" style:family="text">
      <style:text-properties style:font-name="Liberation Mono"/>
    </style:style>
    <style:style style:name="T28" style:family="text">
      <style:text-properties fo:color="#c9211e" loext:opacity="100%" style:font-name="Ted-Chemist-horizontal"/>
    </style:style>
    <style:style style:name="T29" style:family="text">
      <style:text-properties fo:color="#00a933" loext:opacity="100%" style:font-name="Ted-Chemist-horizontal"/>
    </style:style>
    <style:style style:name="gr1" style:family="graphic">
      <style:graphic-properties draw:stroke="none" svg:stroke-color="#000000" draw:fill="none" draw:fill-color="#ffffff" fo:min-height="3.988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2.392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3.812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2.542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3.388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3.36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2.965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draw:opacity="100%" fo:min-height="2.965cm" draw:shadow="hidden" draw:shadow-offset-x="0.049cm" draw:shadow-offset-y="0.049cm" draw:shadow-color="#808080" draw:shadow-opacity="100%" loext:shadow-blur="0.1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none" svg:stroke-color="#000000" draw:fill="none" draw:fill-color="#ffffff" fo:min-height="2.965cm" draw:shadow="visible" draw:shadow-offset-x="0.049cm" draw:shadow-offset-y="0.049cm" draw:shadow-color="#808080" loext:shadow-blur="0.125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color="#999999" draw:fill="none" draw:fill-color="#ffffff" fo:min-height="2.965cm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">Title</text:span><text:span text:style-name="T2"><text:line-break/></text:span><text:span text:style-name="T4">Subtitle</text:span></text:p>
      <text:p text:style-name="P18"/>
      <text:p text:style-name="P19"><text:span text:style-name="T9">The document contains regular text, and treats the fretboard font exactly like other fonts (Arial, Courier, Verdana, etc…)<text:line-break/><text:line-break/></text:span>You can write all the frets in a single monospaced line, like this:</text:p>
      <text:p text:style-name="P16"/>
      <text:p text:style-name="P17"><text:span text:style-name="T6">èèèèèèè<text:tab/></text:span><text:span text:style-name="T5">èèèèèèè</text:span><text:span text:style-name="T6"><text:tab/></text:span><text:span text:style-name="T5">èèèèèèè</text:span></text:p>
      <text:p text:style-name="P34">\\\\\\\<text:tab/>\\\\\\\<text:tab/>\\\\\\\</text:p>
      <text:p text:style-name="P34">\\\\\\\<text:tab/>\\\\\\\<text:tab/>\\\\\\\</text:p>
      <text:p text:style-name="P34">\\\\\\\<text:tab/>\\\\\\\<text:tab/>\\\\\\\</text:p>
      <text:p text:style-name="P34">\\\\\\\<text:tab/>\\\\\\\<text:tab/>\\\\\\\</text:p>
      <text:p text:style-name="P34">+++++++<text:tab/>+++++++<text:tab/>+++++++</text:p>
      <text:p text:style-name="P22"><text:span text:style-name="T5"><text:s text:c="3"/>3 <text:s/>5 <text:s/></text:span><text:span text:style-name="T6">7 <text:s text:c="3"/>3 <text:s/>5 <text:s/>7 <text:s text:c="3"/>3 <text:s/>5 <text:s/>7</text:span></text:p>
      <text:p text:style-name="P16"/>
      <text:p text:style-name="P16"/>
      <text:p text:style-name="P19">But I prefer to include each diagram in a separate text block, aligned as a character, <text:span text:style-name="T7">so I can manage it as a single object</text:span>:</text:p>
      <text:p text:style-name="P19"/>
      <text:p text:style-name="P19"><draw:frame text:anchor-type="as-char" draw:z-index="0" draw:name="Cornice di testo 7" draw:style-name="gr10" draw:text-style-name="P53" svg:width="4.449cm" svg:height="2.966cm"><draw:text-box><text:p><text:span text:style-name="T18">èèèèèèè</text:span></text:p><text:p><text:span text:style-name="T18">\\\\\\\</text:span></text:p><text:p><text:span text:style-name="T18">\\\\\\\</text:span></text:p><text:p><text:span text:style-name="T18">\\\\\\\</text:span></text:p><text:p><text:span text:style-name="T18">\\\\\\\</text:span></text:p><text:p><text:span text:style-name="T18">+++++++</text:span></text:p><text:p><text:span text:style-name="T18"><text:s text:c="3"/></text:span><text:span text:style-name="T18">3 <text:s/>5 <text:s/>7</text:span></text:p></draw:text-box></draw:frame><text:tab/><draw:frame text:anchor-type="as-char" draw:z-index="1" draw:name="Cornice di testo 8" draw:style-name="gr10" draw:text-style-name="P53" svg:width="4.449cm" svg:height="2.966cm"><draw:text-box><text:p><text:span text:style-name="T18">èèèèèèè</text:span></text:p><text:p><text:span text:style-name="T18">\\\\\\\</text:span></text:p><text:p><text:span text:style-name="T18">\\\\\\\</text:span></text:p><text:p><text:span text:style-name="T18">\\\\\\\</text:span></text:p><text:p><text:span text:style-name="T18">\\\\\\\</text:span></text:p><text:p><text:span text:style-name="T18">+++++++</text:span></text:p><text:p><text:span text:style-name="T18"><text:s text:c="3"/></text:span><text:span text:style-name="T18">3 <text:s/>5 <text:s/>7</text:span></text:p></draw:text-box></draw:frame><text:tab/><draw:frame text:anchor-type="as-char" draw:z-index="2" draw:name="Cornice di testo 9" draw:style-name="gr10" draw:text-style-name="P53" svg:width="4.449cm" svg:height="2.966cm"><draw:text-box><text:p><text:span text:style-name="T18">èèèèèèè</text:span></text:p><text:p><text:span text:style-name="T18">\\\\\\\</text:span></text:p><text:p><text:span text:style-name="T18">\\\\\\\</text:span></text:p><text:p><text:span text:style-name="T18">\\\\\\\</text:span></text:p><text:p><text:span text:style-name="T18">\\\\\\\</text:span></text:p><text:p><text:span text:style-name="T18">+++++++</text:span></text:p><text:p><text:span text:style-name="T18"><text:s text:c="3"/></text:span><text:span text:style-name="T18">3 <text:s/>5 <text:s/>7</text:span></text:p></draw:text-box></draw:frame></text:p>
      <text:p text:style-name="P19"/>
      <text:p text:style-name="P19"/>
      <text:p text:style-name="P19"/>
      <text:p text:style-name="P20"><draw:frame text:anchor-type="as-char" draw:z-index="3" draw:name="Cornice di testo 10" draw:style-name="gr7" draw:text-style-name="P53" svg:width="4.449cm" svg:height="2.966cm"><draw:text-box><text:p><text:span text:style-name="T18">èèèèèèè</text:span></text:p><text:p><text:span text:style-name="T18">\\\\\\\</text:span></text:p><text:p><text:span text:style-name="T18">\\\\\\\</text:span></text:p><text:p><text:span text:style-name="T18">\\\\\\\</text:span></text:p><text:p><text:span text:style-name="T18">\\\\\\\</text:span></text:p><text:p><text:span text:style-name="T18">+++++++</text:span></text:p><text:p><text:span text:style-name="T18"><text:s text:c="3"/></text:span><text:span text:style-name="T18">3 <text:s/>5 <text:s/>7</text:span></text:p></draw:text-box></draw:frame><text:tab/><text:span text:style-name="T7">and <text:s/>mix text on the same line<text:tab/></text:span><text:span text:style-name="T7"><draw:frame text:anchor-type="as-char" draw:z-index="4" draw:name="Cornice di testo 11" draw:style-name="gr7" draw:text-style-name="P53" svg:width="4.449cm" svg:height="2.966cm"><draw:text-box><text:p><text:span text:style-name="T18">èèèèèèè</text:span></text:p><text:p><text:span text:style-name="T18">\\\\\\\</text:span></text:p><text:p><text:span text:style-name="T18">\\\\\\\</text:span></text:p><text:p><text:span text:style-name="T18">\\\\\\\</text:span></text:p><text:p><text:span text:style-name="T18">\\\\\\\</text:span></text:p><text:p><text:span text:style-name="T18">+++++++</text:span></text:p><text:p><text:span text:style-name="T18"><text:s text:c="3"/></text:span><text:span text:style-name="T18">3 <text:s/>5 <text:s/>7</text:span></text:p></draw:text-box></draw:frame></text:span></text:p>
      <text:p text:style-name="P16"/>
      <text:p text:style-name="P16"/>
      <text:p text:style-name="P21"><text:span text:style-name="T9">o</text:span> center-align tabbed text over the blocks</text:p>
      <text:p text:style-name="P16"/>
      <text:p text:style-name="P15"><text:tab/>Em7<text:tab/>Fmaj</text:p>
      <text:p text:style-name="P6"><text:tab/><draw:frame text:anchor-type="as-char" draw:z-index="5" draw:name="Cornice di testo 13" draw:style-name="gr7" draw:text-style-name="P53" svg:width="5.058cm" svg:height="2.966cm"><draw:text-box><text:p><text:span text:style-name="T18">èèèèèèèè</text:span></text:p><text:p><text:span text:style-name="T18">\\\\\\\O\</text:span></text:p><text:p><text:span text:style-name="T18">\\\\\\O\\</text:span></text:p><text:p><text:span text:style-name="T18">\\\\\\\\O</text:span></text:p><text:p><text:span text:style-name="T18">\\\\\\O\\</text:span></text:p><text:p><text:span text:style-name="T18">++++++++</text:span></text:p><text:p><text:span text:style-name="T18"><text:s text:c="4"/></text:span><text:span text:style-name="T18">5 <text:s/>7</text:span></text:p></draw:text-box></draw:frame><text:tab/><draw:frame text:anchor-type="as-char" draw:z-index="6" draw:name="Cornice di testo 14" draw:style-name="gr7" draw:text-style-name="P53" svg:width="5.158cm" svg:height="2.966cm"><draw:text-box><text:p><text:span text:style-name="T18">èèèèèèèè</text:span></text:p><text:p><text:span text:style-name="T18">\\\\\\\\O</text:span></text:p><text:p><text:span text:style-name="T18">\\\\\\\O\</text:span></text:p><text:p><text:span text:style-name="T18">\\\\\\\\O</text:span></text:p><text:p><text:span text:style-name="T18">\\\\\\O\\</text:span></text:p><text:p><text:span text:style-name="T18">++++++++</text:span></text:p><text:p><text:span text:style-name="T18"><text:s text:c="3"/></text:span><text:span text:style-name="T18">5 <text:s/>7 </text:span></text:p></draw:text-box></draw:frame></text:p>
      <text:p text:style-name="P16"/>
      <text:p text:style-name="P16"/>
      <text:p text:style-name="P3"/>
      <text:p text:style-name="P28"/>
      <text:p text:style-name="P28"/>
      <text:p text:style-name="P28"><text:soft-page-break/><draw:frame text:anchor-type="as-char" draw:z-index="13" draw:name="Cornice di testo 20" draw:style-name="gr9" draw:text-style-name="P53" svg:width="5.158cm" svg:height="2.966cm"><draw:text-box><text:p><text:span text:style-name="T18">èèèèèèèè</text:span></text:p><text:p><text:span text:style-name="T18">\\\\\\\\O</text:span></text:p><text:p><text:span text:style-name="T18">\\\\\\\O\</text:span></text:p><text:p><text:span text:style-name="T18">\\\\\\\\O</text:span></text:p><text:p><text:span text:style-name="T18">\\\\\\O\\</text:span></text:p><text:p><text:span text:style-name="T18">++++++++</text:span></text:p><text:p><text:span text:style-name="T18"><text:s text:c="3"/></text:span><text:span text:style-name="T18">5 <text:s/>7 </text:span></text:p></draw:text-box></draw:frame><text:tab/>You can add some special effect, like a light shadow</text:p>
      <text:p text:style-name="P28"/>
      <text:p text:style-name="P28"/>
      <text:p text:style-name="P23"><draw:frame text:anchor-type="char" draw:z-index="14" draw:name="Cornice di testo 21" draw:style-name="gr8" draw:text-style-name="P55" svg:width="3.183cm" svg:height="2.966cm" svg:x="0.681cm" svg:y="0.166cm"><draw:text-box><text:p><text:span text:style-name="T20">èèèèè</text:span></text:p><text:p><text:span text:style-name="T20">\\\\\Q</text:span></text:p><text:p><text:span text:style-name="T20">\\\\Q\</text:span></text:p><text:p><text:span text:style-name="T20">\\\\\Q</text:span></text:p><text:p><text:span text:style-name="T20">\\\Q\\</text:span></text:p><text:p><text:span text:style-name="T20">+++++</text:span></text:p><text:p><text:span text:style-name="T20"><text:s text:c="2"/></text:span><text:span text:style-name="T20">7 <text:s/>9</text:span></text:p></draw:text-box></draw:frame></text:p>
      <text:p text:style-name="P35">Or add some</text:p>
      <text:p text:style-name="P35">transparency</text:p>
      <text:p text:style-name="P25"/>
      <text:p text:style-name="P26"/>
      <text:p text:style-name="P25"/>
      <text:p text:style-name="P23">Knowing how the text string is actually displaced allows you to select different colors for the variuos symbols</text:p>
      <text:p text:style-name="P23"/>
      <text:p text:style-name="P23"/>
      <text:p text:style-name="P23"><draw:frame text:anchor-type="as-char" draw:z-index="7" draw:name="Cornice di testo 12" draw:style-name="gr7" draw:text-style-name="P53" svg:width="4.566cm" svg:height="2.966cm"><draw:text-box><text:p><text:span text:style-name="T18">èèèèèèè</text:span></text:p><text:p><text:span text:style-name="T18">\\\\\\</text:span><text:span text:style-name="T28">O</text:span><text:span text:style-name="T18">\</text:span></text:p><text:p><text:span text:style-name="T18">\\\\\</text:span><text:span text:style-name="T28">O</text:span><text:span text:style-name="T18">\\</text:span></text:p><text:p><text:span text:style-name="T18">\\\\\\\</text:span><text:span text:style-name="T29">O</text:span></text:p><text:p><text:span text:style-name="T18">\\\\\</text:span><text:span text:style-name="T29">O</text:span><text:span text:style-name="T18">\\</text:span></text:p><text:p><text:span text:style-name="T18">+++++++</text:span></text:p><text:p><text:span text:style-name="T18"><text:s text:c="3"/></text:span><text:span text:style-name="T18">3 <text:s/>5</text:span></text:p></draw:text-box></draw:frame><text:tab/><draw:frame text:anchor-type="as-char" draw:z-index="8" draw:name="Cornice di testo 15" draw:style-name="gr6" draw:text-style-name="P57" svg:width="2.043cm" svg:height="3.361cm"><draw:text-box><text:p><text:span text:style-name="T19">èèèèèèè</text:span></text:p><text:p><text:span text:style-name="T19">\\\\\\</text:span><text:span text:style-name="T26">O</text:span><text:span text:style-name="T19">\</text:span></text:p><text:p><text:span text:style-name="T19">\\\\\</text:span><text:span text:style-name="T26">O</text:span><text:span text:style-name="T19">\\</text:span></text:p><text:p><text:span text:style-name="T19">\\\\\\\</text:span><text:span text:style-name="T26">O</text:span></text:p><text:p><text:span text:style-name="T19">\\\\\</text:span><text:span text:style-name="T26">O</text:span><text:span text:style-name="T19">\\</text:span></text:p><text:p><text:span text:style-name="T19">+++++++</text:span></text:p><text:p><text:span text:style-name="T27"><text:s text:c="3"/></text:span><text:span text:style-name="T27">3 <text:s/>5</text:span></text:p></draw:text-box></draw:frame></text:p>
      <text:p text:style-name="P23"/>
      <text:p text:style-name="P23">and also overlap symbols, <text:span text:style-name="T8">with different colors</text:span></text:p>
      <text:p text:style-name="P23"/>
      <text:p text:style-name="P23"/>
      <text:p text:style-name="P24"><draw:frame text:anchor-type="as-char" draw:z-index="9" draw:name="Cornice di testo 16" draw:style-name="gr7" draw:text-style-name="P53" svg:width="4.566cm" svg:height="2.966cm"><draw:text-box><text:p><text:span text:style-name="T18">èèèèèèè</text:span></text:p><text:p><text:span text:style-name="T18">\S</text:span><text:span text:style-name="T23">1</text:span><text:span text:style-name="T18">\\\\\\</text:span></text:p><text:p><text:span text:style-name="T18">Q</text:span><text:span text:style-name="T24">5</text:span><text:span text:style-name="T18">\\\\\\\</text:span></text:p><text:p><text:span text:style-name="T18">\\Q</text:span><text:span text:style-name="T24">3</text:span><text:span text:style-name="T18">\\\\\</text:span></text:p><text:p><text:span text:style-name="T18">\\\S</text:span><text:span text:style-name="T23">1</text:span><text:span text:style-name="T18">\\\\</text:span></text:p><text:p><text:span text:style-name="T18">+++++++</text:span></text:p><text:p><text:span text:style-name="T18"><text:s text:c="3"/></text:span><text:span text:style-name="T18">3 <text:s/>5</text:span></text:p></draw:text-box></draw:frame><text:tab/><draw:frame text:anchor-type="as-char" draw:z-index="10" draw:name="Cornice di testo 17" draw:style-name="gr6" draw:text-style-name="P56" svg:width="3.172cm" svg:height="3.361cm"><draw:text-box><text:p><text:span text:style-name="T19">èèèèèèè</text:span></text:p><text:p><text:span text:style-name="T19">\S</text:span><text:span text:style-name="T21">1</text:span><text:span text:style-name="T19">\\\\\\</text:span></text:p><text:p><text:span text:style-name="T19">Q</text:span><text:span text:style-name="T25">5</text:span><text:span text:style-name="T19">\\\\\\\</text:span></text:p><text:p><text:span text:style-name="T19">\\Q</text:span><text:span text:style-name="T25">3</text:span><text:span text:style-name="T19">\\\\\</text:span></text:p><text:p><text:span text:style-name="T19">\\\S</text:span><text:span text:style-name="T21">1</text:span><text:span text:style-name="T19">\\\\</text:span></text:p><text:p><text:span text:style-name="T19">+++++++</text:span></text:p><text:p><text:span text:style-name="T19"><text:s text:c="3"/></text:span><text:span text:style-name="T19">3 <text:s/>5</text:span></text:p></draw:text-box></draw:frame><draw:frame text:anchor-type="as-char" draw:z-index="11" draw:name="Cornice di testo 18" draw:style-name="gr7" draw:text-style-name="P53" svg:width="4.566cm" svg:height="2.966cm"><draw:text-box><text:p><text:span text:style-name="T18">èèèèèèè</text:span></text:p><text:p><text:span text:style-name="T18">\S</text:span><text:span text:style-name="T23">x</text:span><text:span text:style-name="T18">\\\\\\</text:span></text:p><text:p><text:span text:style-name="T18">Q</text:span><text:span text:style-name="T24">t</text:span><text:span text:style-name="T18">\\\\\\\</text:span></text:p><text:p><text:span text:style-name="T18">\\Q</text:span><text:span text:style-name="T24">y</text:span><text:span text:style-name="T18">\\\\\</text:span></text:p><text:p><text:span text:style-name="T18">\\\S</text:span><text:span text:style-name="T24">r</text:span><text:span text:style-name="T18">\\\\</text:span></text:p><text:p><text:span text:style-name="T18">+++++++</text:span></text:p><text:p><text:span text:style-name="T18"><text:s text:c="3"/></text:span><text:span text:style-name="T18">3 <text:s/>5</text:span></text:p></draw:text-box></draw:frame><text:tab/><draw:frame text:anchor-type="as-char" draw:z-index="12" draw:name="Cornice di testo 19" draw:style-name="gr6" draw:text-style-name="P56" svg:width="2.345cm" svg:height="3.361cm"><draw:text-box><text:p><text:span text:style-name="T19">èèèèèèè</text:span></text:p><text:p><text:span text:style-name="T19">\S</text:span><text:span text:style-name="T21">x</text:span><text:span text:style-name="T19">\\\\\\</text:span></text:p><text:p><text:span text:style-name="T19">Q</text:span><text:span text:style-name="T22">t</text:span><text:span text:style-name="T19">\\\\\\\</text:span></text:p><text:p><text:span text:style-name="T19">\\Q</text:span><text:span text:style-name="T22">y</text:span><text:span text:style-name="T19">\\\\\</text:span></text:p><text:p><text:span text:style-name="T19">\\\S</text:span><text:span text:style-name="T22">r</text:span><text:span text:style-name="T19">\\\\</text:span></text:p><text:p><text:span text:style-name="T19">+++++++</text:span></text:p><text:p><text:span text:style-name="T19"><text:s text:c="3"/></text:span><text:span text:style-name="T19">3 <text:s/>5</text:span></text:p></draw:text-box></draw:frame></text:p>
      <text:p text:style-name="P24"/>
      <text:p text:style-name="P24"/>
      <text:p text:style-name="P27"><draw:frame text:anchor-type="as-char" draw:z-index="15" draw:name="Cornice di testo 22" draw:style-name="gr7" draw:text-style-name="P53" svg:width="3.167cm" svg:height="2.966cm"><draw:text-box><text:p><text:span text:style-name="T18">èèéxRèè</text:span></text:p><text:p><text:span text:style-name="T18">\\\x|R\</text:span></text:p><text:p><text:span text:style-name="T18">\\xéR\\</text:span></text:p><text:p><text:span text:style-name="T18">\\\\\</text:span></text:p><text:p><text:span text:style-name="T18">\\x|R\\</text:span></text:p><text:p><text:span text:style-name="T18">+++++</text:span></text:p><text:p><text:span text:style-name="T18"><text:s/></text:span><text:span text:style-name="T18">3 <text:s/>5 <text:s/>7</text:span></text:p></draw:text-box></draw:frame><text:tab/><draw:frame text:anchor-type="as-char" draw:z-index="16" draw:name="Cornice di testo 23" draw:style-name="gr6" draw:text-style-name="P54" svg:width="2.091cm" svg:height="3.361cm"><draw:text-box><text:p><text:span text:style-name="T19">èèéxRèè</text:span></text:p><text:p><text:span text:style-name="T19">\\\x|R\</text:span></text:p><text:p><text:span text:style-name="T19">\\xéR\\</text:span></text:p><text:p><text:span text:style-name="T19">\\\\\</text:span></text:p><text:p><text:span text:style-name="T19">\\x|R\\</text:span></text:p><text:p><text:span text:style-name="T19">+++++</text:span></text:p><text:p><text:span text:style-name="T19"><text:s/></text:span><text:span text:style-name="T19">3 <text:s/>5 <text:s/>7</text:span></text:p></draw:text-box></draw:frame><text:tab/><text:tab/><draw:frame text:anchor-type="as-char" draw:z-index="17" draw:name="Cornice di testo 24" draw:style-name="gr5" draw:text-style-name="P53" svg:width="8.268cm" svg:height="3.389cm"><draw:text-box><text:p><text:span text:style-name="T18">è è é <text:s/>x <text:s/>R è è</text:span></text:p><text:p><text:span text:style-name="T18">\ \ \ <text:s/>x | <text:s/>R \</text:span></text:p><text:p><text:span text:style-name="T18">\ \ <text:s/>x é <text:s/>R \ \</text:span></text:p><text:p><text:span text:style-name="T18">\ \ \ \ \</text:span></text:p><text:p><text:span text:style-name="T18">\ \ <text:s/>x | <text:s/>R \ \</text:span></text:p><text:p><text:span text:style-name="T18">+ + + + +</text:span></text:p><text:p><text:span text:style-name="T18"><text:s text:c="3"/></text:span><text:span text:style-name="T18">3 <text:s text:c="4"/>5 <text:s text:c="3"/>7</text:span></text:p></draw:text-box></draw:frame></text:p>
      <text:p text:style-name="P24"/>
      <text:p text:style-name="P24"/>
      <text:p text:style-name="P29">And of course it works for the vertical font too...</text:p>
      <text:p text:style-name="P23"/>
      <text:p text:style-name="P42"><text:soft-page-break/>A sample diagram page</text:p>
      <text:p text:style-name="P36"/>
      <text:p text:style-name="P30"/>
      <text:p text:style-name="P8"><draw:frame text:anchor-type="as-char" draw:z-index="18" draw:name="Cornice di testo 25" draw:style-name="gr4" draw:text-style-name="P53" svg:width="3.167cm" svg:height="2.543cm"><draw:text-box><text:p><text:span text:style-name="T18">èèèèè</text:span></text:p><text:p><text:span text:style-name="T18">\\\\\</text:span></text:p><text:p><text:span text:style-name="T18">\\\\\</text:span></text:p><text:p><text:span text:style-name="T18">\\\\\</text:span></text:p><text:p><text:span text:style-name="T18">\\\\\</text:span></text:p><text:p><text:span text:style-name="T18">+++++</text:span></text:p></draw:text-box></draw:frame><text:tab/><draw:frame text:anchor-type="as-char" draw:z-index="19" draw:name="Cornice di testo 26" draw:style-name="gr4" draw:text-style-name="P53" svg:width="3.167cm" svg:height="2.543cm"><draw:text-box><text:p><text:span text:style-name="T18">èèèèè</text:span></text:p><text:p><text:span text:style-name="T18">\\\\\</text:span></text:p><text:p><text:span text:style-name="T18">\\\\\</text:span></text:p><text:p><text:span text:style-name="T18">\\\\\</text:span></text:p><text:p><text:span text:style-name="T18">\\\\\</text:span></text:p><text:p><text:span text:style-name="T18">+++++</text:span></text:p></draw:text-box></draw:frame><text:tab/><draw:frame text:anchor-type="as-char" draw:z-index="20" draw:name="Cornice di testo 27" draw:style-name="gr4" draw:text-style-name="P53" svg:width="3.167cm" svg:height="2.543cm"><draw:text-box><text:p><text:span text:style-name="T18">èèèèè</text:span></text:p><text:p><text:span text:style-name="T18">\\\\\</text:span></text:p><text:p><text:span text:style-name="T18">\\\\\</text:span></text:p><text:p><text:span text:style-name="T18">\\\\\</text:span></text:p><text:p><text:span text:style-name="T18">\\\\\</text:span></text:p><text:p><text:span text:style-name="T18">+++++</text:span></text:p></draw:text-box></draw:frame><text:tab/><draw:frame text:anchor-type="as-char" draw:z-index="21" draw:name="Cornice di testo 28" draw:style-name="gr4" draw:text-style-name="P53" svg:width="3.167cm" svg:height="2.543cm"><draw:text-box><text:p><text:span text:style-name="T18">èèèèè</text:span></text:p><text:p><text:span text:style-name="T18">\\\\\</text:span></text:p><text:p><text:span text:style-name="T18">\\\\\</text:span></text:p><text:p><text:span text:style-name="T18">\\\\\</text:span></text:p><text:p><text:span text:style-name="T18">\\\\\</text:span></text:p><text:p><text:span text:style-name="T18">+++++</text:span></text:p></draw:text-box></draw:frame><text:span text:style-name="T10">_______________<text:tab/>_______________<text:tab/>_______________<text:tab/>_______________</text:span></text:p>
      <text:p text:style-name="P7"/>
      <text:p text:style-name="P7"/>
      <text:p text:style-name="P8"><draw:frame text:anchor-type="as-char" draw:z-index="22" draw:name="Cornice di testo 29" draw:style-name="gr4" draw:text-style-name="P53" svg:width="3.167cm" svg:height="2.543cm"><draw:text-box><text:p><text:span text:style-name="T18">èèèèè</text:span></text:p><text:p><text:span text:style-name="T18">\\\\\</text:span></text:p><text:p><text:span text:style-name="T18">\\\\\</text:span></text:p><text:p><text:span text:style-name="T18">\\\\\</text:span></text:p><text:p><text:span text:style-name="T18">\\\\\</text:span></text:p><text:p><text:span text:style-name="T18">+++++</text:span></text:p></draw:text-box></draw:frame><text:tab/><draw:frame text:anchor-type="as-char" draw:z-index="23" draw:name="Cornice di testo 30" draw:style-name="gr4" draw:text-style-name="P53" svg:width="3.167cm" svg:height="2.543cm"><draw:text-box><text:p><text:span text:style-name="T18">èèèèè</text:span></text:p><text:p><text:span text:style-name="T18">\\\\\</text:span></text:p><text:p><text:span text:style-name="T18">\\\\\</text:span></text:p><text:p><text:span text:style-name="T18">\\\\\</text:span></text:p><text:p><text:span text:style-name="T18">\\\\\</text:span></text:p><text:p><text:span text:style-name="T18">+++++</text:span></text:p></draw:text-box></draw:frame><text:tab/><draw:frame text:anchor-type="as-char" draw:z-index="24" draw:name="Cornice di testo 31" draw:style-name="gr4" draw:text-style-name="P53" svg:width="3.167cm" svg:height="2.543cm"><draw:text-box><text:p><text:span text:style-name="T18">èèèèè</text:span></text:p><text:p><text:span text:style-name="T18">\\\\\</text:span></text:p><text:p><text:span text:style-name="T18">\\\\\</text:span></text:p><text:p><text:span text:style-name="T18">\\\\\</text:span></text:p><text:p><text:span text:style-name="T18">\\\\\</text:span></text:p><text:p><text:span text:style-name="T18">+++++</text:span></text:p></draw:text-box></draw:frame><text:tab/><draw:frame text:anchor-type="as-char" draw:z-index="25" draw:name="Cornice di testo 32" draw:style-name="gr4" draw:text-style-name="P53" svg:width="3.167cm" svg:height="2.543cm"><draw:text-box><text:p><text:span text:style-name="T18">èèèèè</text:span></text:p><text:p><text:span text:style-name="T18">\\\\\</text:span></text:p><text:p><text:span text:style-name="T18">\\\\\</text:span></text:p><text:p><text:span text:style-name="T18">\\\\\</text:span></text:p><text:p><text:span text:style-name="T18">\\\\\</text:span></text:p><text:p><text:span text:style-name="T18">+++++</text:span></text:p></draw:text-box></draw:frame><text:span text:style-name="T10">_______________<text:tab/>_______________<text:tab/>_______________<text:tab/>_______________</text:span></text:p>
      <text:p text:style-name="P7"/>
      <text:p text:style-name="P7"/>
      <text:p text:style-name="P8"><draw:frame text:anchor-type="as-char" draw:z-index="26" draw:name="Cornice di testo 33" draw:style-name="gr4" draw:text-style-name="P53" svg:width="3.167cm" svg:height="2.543cm"><draw:text-box><text:p><text:span text:style-name="T18">èèèèè</text:span></text:p><text:p><text:span text:style-name="T18">\\\\\</text:span></text:p><text:p><text:span text:style-name="T18">\\\\\</text:span></text:p><text:p><text:span text:style-name="T18">\\\\\</text:span></text:p><text:p><text:span text:style-name="T18">\\\\\</text:span></text:p><text:p><text:span text:style-name="T18">+++++</text:span></text:p></draw:text-box></draw:frame><text:tab/><draw:frame text:anchor-type="as-char" draw:z-index="27" draw:name="Cornice di testo 38" draw:style-name="gr4" draw:text-style-name="P53" svg:width="3.167cm" svg:height="2.543cm"><draw:text-box><text:p><text:span text:style-name="T18">èèèèè</text:span></text:p><text:p><text:span text:style-name="T18">\\\\\</text:span></text:p><text:p><text:span text:style-name="T18">\\\\\</text:span></text:p><text:p><text:span text:style-name="T18">\\\\\</text:span></text:p><text:p><text:span text:style-name="T18">\\\\\</text:span></text:p><text:p><text:span text:style-name="T18">+++++</text:span></text:p></draw:text-box></draw:frame><text:tab/><draw:frame text:anchor-type="as-char" draw:z-index="28" draw:name="Cornice di testo 39" draw:style-name="gr4" draw:text-style-name="P53" svg:width="3.167cm" svg:height="2.543cm"><draw:text-box><text:p><text:span text:style-name="T18">èèèèè</text:span></text:p><text:p><text:span text:style-name="T18">\\\\\</text:span></text:p><text:p><text:span text:style-name="T18">\\\\\</text:span></text:p><text:p><text:span text:style-name="T18">\\\\\</text:span></text:p><text:p><text:span text:style-name="T18">\\\\\</text:span></text:p><text:p><text:span text:style-name="T18">+++++</text:span></text:p></draw:text-box></draw:frame><text:tab/><draw:frame text:anchor-type="as-char" draw:z-index="29" draw:name="Cornice di testo 40" draw:style-name="gr4" draw:text-style-name="P53" svg:width="3.167cm" svg:height="2.543cm"><draw:text-box><text:p><text:span text:style-name="T18">èèèèè</text:span></text:p><text:p><text:span text:style-name="T18">\\\\\</text:span></text:p><text:p><text:span text:style-name="T18">\\\\\</text:span></text:p><text:p><text:span text:style-name="T18">\\\\\</text:span></text:p><text:p><text:span text:style-name="T18">\\\\\</text:span></text:p><text:p><text:span text:style-name="T18">+++++</text:span></text:p></draw:text-box></draw:frame><text:span text:style-name="T10">_______________<text:tab/>_______________<text:tab/>_______________<text:tab/>_______________</text:span></text:p>
      <text:p text:style-name="P7"/>
      <text:p text:style-name="P7"/>
      <text:p text:style-name="P8"><draw:frame text:anchor-type="as-char" draw:z-index="30" draw:name="Cornice di testo 52" draw:style-name="gr4" draw:text-style-name="P53" svg:width="3.167cm" svg:height="2.543cm"><draw:text-box><text:p><text:span text:style-name="T18">èèèèè</text:span></text:p><text:p><text:span text:style-name="T18">\\\\\</text:span></text:p><text:p><text:span text:style-name="T18">\\\\\</text:span></text:p><text:p><text:span text:style-name="T18">\\\\\</text:span></text:p><text:p><text:span text:style-name="T18">\\\\\</text:span></text:p><text:p><text:span text:style-name="T18">+++++</text:span></text:p></draw:text-box></draw:frame><text:tab/><draw:frame text:anchor-type="as-char" draw:z-index="31" draw:name="Cornice di testo 53" draw:style-name="gr4" draw:text-style-name="P53" svg:width="3.167cm" svg:height="2.543cm"><draw:text-box><text:p><text:span text:style-name="T18">èèèèè</text:span></text:p><text:p><text:span text:style-name="T18">\\\\\</text:span></text:p><text:p><text:span text:style-name="T18">\\\\\</text:span></text:p><text:p><text:span text:style-name="T18">\\\\\</text:span></text:p><text:p><text:span text:style-name="T18">\\\\\</text:span></text:p><text:p><text:span text:style-name="T18">+++++</text:span></text:p></draw:text-box></draw:frame><text:tab/><draw:frame text:anchor-type="as-char" draw:z-index="32" draw:name="Cornice di testo 54" draw:style-name="gr4" draw:text-style-name="P53" svg:width="3.167cm" svg:height="2.543cm"><draw:text-box><text:p><text:span text:style-name="T18">èèèèè</text:span></text:p><text:p><text:span text:style-name="T18">\\\\\</text:span></text:p><text:p><text:span text:style-name="T18">\\\\\</text:span></text:p><text:p><text:span text:style-name="T18">\\\\\</text:span></text:p><text:p><text:span text:style-name="T18">\\\\\</text:span></text:p><text:p><text:span text:style-name="T18">+++++</text:span></text:p></draw:text-box></draw:frame><text:tab/><draw:frame text:anchor-type="as-char" draw:z-index="33" draw:name="Cornice di testo 55" draw:style-name="gr4" draw:text-style-name="P53" svg:width="3.167cm" svg:height="2.543cm"><draw:text-box><text:p><text:span text:style-name="T18">èèèèè</text:span></text:p><text:p><text:span text:style-name="T18">\\\\\</text:span></text:p><text:p><text:span text:style-name="T18">\\\\\</text:span></text:p><text:p><text:span text:style-name="T18">\\\\\</text:span></text:p><text:p><text:span text:style-name="T18">\\\\\</text:span></text:p><text:p><text:span text:style-name="T18">+++++</text:span></text:p></draw:text-box></draw:frame><text:span text:style-name="T10">_______________<text:tab/>_______________<text:tab/>_______________<text:tab/>_______________</text:span></text:p>
      <text:p text:style-name="P7"/>
      <text:p text:style-name="P7"/>
      <text:p text:style-name="P8"><draw:frame text:anchor-type="as-char" draw:z-index="34" draw:name="Cornice di testo 56" draw:style-name="gr4" draw:text-style-name="P53" svg:width="3.167cm" svg:height="2.543cm"><draw:text-box><text:p><text:span text:style-name="T18">èèèèè</text:span></text:p><text:p><text:span text:style-name="T18">\\\\\</text:span></text:p><text:p><text:span text:style-name="T18">\\\\\</text:span></text:p><text:p><text:span text:style-name="T18">\\\\\</text:span></text:p><text:p><text:span text:style-name="T18">\\\\\</text:span></text:p><text:p><text:span text:style-name="T18">+++++</text:span></text:p></draw:text-box></draw:frame><text:tab/><draw:frame text:anchor-type="as-char" draw:z-index="35" draw:name="Cornice di testo 57" draw:style-name="gr4" draw:text-style-name="P53" svg:width="3.167cm" svg:height="2.543cm"><draw:text-box><text:p><text:span text:style-name="T18">èèèèè</text:span></text:p><text:p><text:span text:style-name="T18">\\\\\</text:span></text:p><text:p><text:span text:style-name="T18">\\\\\</text:span></text:p><text:p><text:span text:style-name="T18">\\\\\</text:span></text:p><text:p><text:span text:style-name="T18">\\\\\</text:span></text:p><text:p><text:span text:style-name="T18">+++++</text:span></text:p></draw:text-box></draw:frame><text:tab/><draw:frame text:anchor-type="as-char" draw:z-index="36" draw:name="Cornice di testo 58" draw:style-name="gr4" draw:text-style-name="P53" svg:width="3.167cm" svg:height="2.543cm"><draw:text-box><text:p><text:span text:style-name="T18">èèèèè</text:span></text:p><text:p><text:span text:style-name="T18">\\\\\</text:span></text:p><text:p><text:span text:style-name="T18">\\\\\</text:span></text:p><text:p><text:span text:style-name="T18">\\\\\</text:span></text:p><text:p><text:span text:style-name="T18">\\\\\</text:span></text:p><text:p><text:span text:style-name="T18">+++++</text:span></text:p></draw:text-box></draw:frame><text:tab/><draw:frame text:anchor-type="as-char" draw:z-index="37" draw:name="Cornice di testo 59" draw:style-name="gr4" draw:text-style-name="P53" svg:width="3.167cm" svg:height="2.543cm"><draw:text-box><text:p><text:span text:style-name="T18">èèèèè</text:span></text:p><text:p><text:span text:style-name="T18">\\\\\</text:span></text:p><text:p><text:span text:style-name="T18">\\\\\</text:span></text:p><text:p><text:span text:style-name="T18">\\\\\</text:span></text:p><text:p><text:span text:style-name="T18">\\\\\</text:span></text:p><text:p><text:span text:style-name="T18">+++++</text:span></text:p></draw:text-box></draw:frame><text:span text:style-name="T10">_______________<text:tab/>_______________<text:tab/>_______________<text:tab/>_______________</text:span></text:p>
      <text:p text:style-name="P7"/>
      <text:p text:style-name="P7"><draw:frame text:anchor-type="as-char" draw:z-index="38" draw:name="Cornice di testo 60" draw:style-name="gr4" draw:text-style-name="P53" svg:width="3.167cm" svg:height="2.543cm"><draw:text-box><text:p><text:span text:style-name="T18">èèèèè</text:span></text:p><text:p><text:span text:style-name="T18">\\\\\</text:span></text:p><text:p><text:span text:style-name="T18">\\\\\</text:span></text:p><text:p><text:span text:style-name="T18">\\\\\</text:span></text:p><text:p><text:span text:style-name="T18">\\\\\</text:span></text:p><text:p><text:span text:style-name="T18">+++++</text:span></text:p></draw:text-box></draw:frame><text:tab/><draw:frame text:anchor-type="as-char" draw:z-index="39" draw:name="Cornice di testo 61" draw:style-name="gr4" draw:text-style-name="P53" svg:width="3.167cm" svg:height="2.543cm"><draw:text-box><text:p><text:span text:style-name="T18">èèèèè</text:span></text:p><text:p><text:span text:style-name="T18">\\\\\</text:span></text:p><text:p><text:span text:style-name="T18">\\\\\</text:span></text:p><text:p><text:span text:style-name="T18">\\\\\</text:span></text:p><text:p><text:span text:style-name="T18">\\\\\</text:span></text:p><text:p><text:span text:style-name="T18">+++++</text:span></text:p></draw:text-box></draw:frame><text:tab/><draw:frame text:anchor-type="as-char" draw:z-index="40" draw:name="Cornice di testo 62" draw:style-name="gr4" draw:text-style-name="P53" svg:width="3.167cm" svg:height="2.543cm"><draw:text-box><text:p><text:span text:style-name="T18">èèèèè</text:span></text:p><text:p><text:span text:style-name="T18">\\\\\</text:span></text:p><text:p><text:span text:style-name="T18">\\\\\</text:span></text:p><text:p><text:span text:style-name="T18">\\\\\</text:span></text:p><text:p><text:span text:style-name="T18">\\\\\</text:span></text:p><text:p><text:span text:style-name="T18">+++++</text:span></text:p></draw:text-box></draw:frame><text:tab/><draw:frame text:anchor-type="as-char" draw:z-index="41" draw:name="Cornice di testo 63" draw:style-name="gr4" draw:text-style-name="P53" svg:width="3.167cm" svg:height="2.543cm"><draw:text-box><text:p><text:span text:style-name="T18">èèèèè</text:span></text:p><text:p><text:span text:style-name="T18">\\\\\</text:span></text:p><text:p><text:span text:style-name="T18">\\\\\</text:span></text:p><text:p><text:span text:style-name="T18">\\\\\</text:span></text:p><text:p><text:span text:style-name="T18">\\\\\</text:span></text:p><text:p><text:span text:style-name="T18">+++++</text:span></text:p></draw:text-box></draw:frame></text:p>
      <text:p text:style-name="P45">_______________<text:tab/>_______________<text:tab/>_______________<text:tab/>_______________</text:p>
      <text:p text:style-name="P5"/>
      <text:p text:style-name="P43"><text:soft-page-break/>A sample diagram page</text:p>
      <text:p text:style-name="P37"/>
      <text:p text:style-name="P31"/>
      <text:p text:style-name="P10"><draw:frame text:anchor-type="as-char" draw:z-index="42" draw:name="Cornice di testo 71" draw:style-name="gr3" draw:text-style-name="P52" svg:width="4.739cm" svg:height="3.813cm"><draw:text-box><text:p><text:span text:style-name="T17">èèèèè</text:span></text:p><text:p><text:span text:style-name="T17">\\\\\</text:span></text:p><text:p><text:span text:style-name="T17">\\\\\</text:span></text:p><text:p><text:span text:style-name="T17">\\\\\</text:span></text:p><text:p><text:span text:style-name="T17">\\\\\</text:span></text:p><text:p><text:span text:style-name="T17">+++++</text:span></text:p></draw:text-box></draw:frame><text:tab/><draw:frame text:anchor-type="as-char" draw:z-index="43" draw:name="Cornice di testo 64" draw:style-name="gr3" draw:text-style-name="P52" svg:width="4.739cm" svg:height="3.813cm"><draw:text-box><text:p><text:span text:style-name="T17">èèèèè</text:span></text:p><text:p><text:span text:style-name="T17">\\\\\</text:span></text:p><text:p><text:span text:style-name="T17">\\\\\</text:span></text:p><text:p><text:span text:style-name="T17">\\\\\</text:span></text:p><text:p><text:span text:style-name="T17">\\\\\</text:span></text:p><text:p><text:span text:style-name="T17">+++++</text:span></text:p></draw:text-box></draw:frame><text:tab/><draw:frame text:anchor-type="as-char" draw:z-index="44" draw:name="Cornice di testo 65" draw:style-name="gr3" draw:text-style-name="P52" svg:width="4.739cm" svg:height="3.813cm"><draw:text-box><text:p><text:span text:style-name="T17">èèèèè</text:span></text:p><text:p><text:span text:style-name="T17">\\\\\</text:span></text:p><text:p><text:span text:style-name="T17">\\\\\</text:span></text:p><text:p><text:span text:style-name="T17">\\\\\</text:span></text:p><text:p><text:span text:style-name="T17">\\\\\</text:span></text:p><text:p><text:span text:style-name="T17">+++++</text:span></text:p></draw:text-box></draw:frame></text:p>
      <text:p text:style-name="P40">_______________<text:tab/>_______________<text:tab/>_______________</text:p>
      <text:p text:style-name="P8"/>
      <text:p text:style-name="P8"/>
      <text:p text:style-name="P11"><draw:frame text:anchor-type="as-char" draw:z-index="45" draw:name="Cornice di testo 66" draw:style-name="gr3" draw:text-style-name="P52" svg:width="4.739cm" svg:height="3.813cm"><draw:text-box><text:p><text:span text:style-name="T17">èèèèè</text:span></text:p><text:p><text:span text:style-name="T17">\\\\\</text:span></text:p><text:p><text:span text:style-name="T17">\\\\\</text:span></text:p><text:p><text:span text:style-name="T17">\\\\\</text:span></text:p><text:p><text:span text:style-name="T17">\\\\\</text:span></text:p><text:p><text:span text:style-name="T17">+++++</text:span></text:p></draw:text-box></draw:frame><text:tab/><draw:frame text:anchor-type="as-char" draw:z-index="46" draw:name="Cornice di testo 67" draw:style-name="gr3" draw:text-style-name="P52" svg:width="4.739cm" svg:height="3.813cm"><draw:text-box><text:p><text:span text:style-name="T17">èèèèè</text:span></text:p><text:p><text:span text:style-name="T17">\\\\\</text:span></text:p><text:p><text:span text:style-name="T17">\\\\\</text:span></text:p><text:p><text:span text:style-name="T17">\\\\\</text:span></text:p><text:p><text:span text:style-name="T17">\\\\\</text:span></text:p><text:p><text:span text:style-name="T17">+++++</text:span></text:p></draw:text-box></draw:frame><text:tab/><draw:frame text:anchor-type="as-char" draw:z-index="47" draw:name="Cornice di testo 68" draw:style-name="gr3" draw:text-style-name="P52" svg:width="4.739cm" svg:height="3.813cm"><draw:text-box><text:p><text:span text:style-name="T17">èèèèè</text:span></text:p><text:p><text:span text:style-name="T17">\\\\\</text:span></text:p><text:p><text:span text:style-name="T17">\\\\\</text:span></text:p><text:p><text:span text:style-name="T17">\\\\\</text:span></text:p><text:p><text:span text:style-name="T17">\\\\\</text:span></text:p><text:p><text:span text:style-name="T17">+++++</text:span></text:p></draw:text-box></draw:frame></text:p>
      <text:p text:style-name="P41">_______________<text:tab/>_______________<text:tab/>_______________</text:p>
      <text:p text:style-name="P9"/>
      <text:p text:style-name="P9"/>
      <text:p text:style-name="P11"><draw:frame text:anchor-type="as-char" draw:z-index="48" draw:name="Cornice di testo 69" draw:style-name="gr3" draw:text-style-name="P52" svg:width="4.739cm" svg:height="3.813cm"><draw:text-box><text:p><text:span text:style-name="T17">èèèèè</text:span></text:p><text:p><text:span text:style-name="T17">\\\\\</text:span></text:p><text:p><text:span text:style-name="T17">\\\\\</text:span></text:p><text:p><text:span text:style-name="T17">\\\\\</text:span></text:p><text:p><text:span text:style-name="T17">\\\\\</text:span></text:p><text:p><text:span text:style-name="T17">+++++</text:span></text:p></draw:text-box></draw:frame><text:tab/><draw:frame text:anchor-type="as-char" draw:z-index="49" draw:name="Cornice di testo 70" draw:style-name="gr3" draw:text-style-name="P52" svg:width="4.739cm" svg:height="3.813cm"><draw:text-box><text:p><text:span text:style-name="T17">èèèèè</text:span></text:p><text:p><text:span text:style-name="T17">\\\\\</text:span></text:p><text:p><text:span text:style-name="T17">\\\\\</text:span></text:p><text:p><text:span text:style-name="T17">\\\\\</text:span></text:p><text:p><text:span text:style-name="T17">\\\\\</text:span></text:p><text:p><text:span text:style-name="T17">+++++</text:span></text:p></draw:text-box></draw:frame><text:tab/><draw:frame text:anchor-type="as-char" draw:z-index="50" draw:name="Cornice di testo 72" draw:style-name="gr3" draw:text-style-name="P52" svg:width="4.739cm" svg:height="3.813cm"><draw:text-box><text:p><text:span text:style-name="T17">èèèèè</text:span></text:p><text:p><text:span text:style-name="T17">\\\\\</text:span></text:p><text:p><text:span text:style-name="T17">\\\\\</text:span></text:p><text:p><text:span text:style-name="T17">\\\\\</text:span></text:p><text:p><text:span text:style-name="T17">\\\\\</text:span></text:p><text:p><text:span text:style-name="T17">+++++</text:span></text:p></draw:text-box></draw:frame></text:p>
      <text:p text:style-name="P41">_______________<text:tab/>_______________<text:tab/>_______________</text:p>
      <text:p text:style-name="P9"/>
      <text:p text:style-name="P9"/>
      <text:p text:style-name="P11"><draw:frame text:anchor-type="as-char" draw:z-index="51" draw:name="Cornice di testo 73" draw:style-name="gr3" draw:text-style-name="P52" svg:width="4.739cm" svg:height="3.813cm"><draw:text-box><text:p><text:span text:style-name="T17">èèèèè</text:span></text:p><text:p><text:span text:style-name="T17">\\\\\</text:span></text:p><text:p><text:span text:style-name="T17">\\\\\</text:span></text:p><text:p><text:span text:style-name="T17">\\\\\</text:span></text:p><text:p><text:span text:style-name="T17">\\\\\</text:span></text:p><text:p><text:span text:style-name="T17">+++++</text:span></text:p></draw:text-box></draw:frame><text:tab/><draw:frame text:anchor-type="as-char" draw:z-index="52" draw:name="Cornice di testo 74" draw:style-name="gr3" draw:text-style-name="P52" svg:width="4.739cm" svg:height="3.813cm"><draw:text-box><text:p><text:span text:style-name="T17">èèèèè</text:span></text:p><text:p><text:span text:style-name="T17">\\\\\</text:span></text:p><text:p><text:span text:style-name="T17">\\\\\</text:span></text:p><text:p><text:span text:style-name="T17">\\\\\</text:span></text:p><text:p><text:span text:style-name="T17">\\\\\</text:span></text:p><text:p><text:span text:style-name="T17">+++++</text:span></text:p></draw:text-box></draw:frame><text:tab/><draw:frame text:anchor-type="as-char" draw:z-index="53" draw:name="Cornice di testo 75" draw:style-name="gr3" draw:text-style-name="P52" svg:width="4.739cm" svg:height="3.813cm"><draw:text-box><text:p><text:span text:style-name="T17">èèèèè</text:span></text:p><text:p><text:span text:style-name="T17">\\\\\</text:span></text:p><text:p><text:span text:style-name="T17">\\\\\</text:span></text:p><text:p><text:span text:style-name="T17">\\\\\</text:span></text:p><text:p><text:span text:style-name="T17">\\\\\</text:span></text:p><text:p><text:span text:style-name="T17">+++++</text:span></text:p></draw:text-box></draw:frame></text:p>
      <text:p text:style-name="P41">_______________<text:tab/>_______________<text:tab/>_______________</text:p>
      <text:p text:style-name="P44">A sample diagram page<text:line-break/><text:span text:style-name="T14">Ted-Chemist singlechars (vertical)</text:span></text:p>
      <text:p text:style-name="P38"/>
      <text:p text:style-name="P32"/>
      <text:p text:style-name="P12"><draw:frame text:anchor-type="as-char" draw:z-index="54" draw:name="Cornice di testo 1" draw:style-name="gr2" draw:text-style-name="P51" svg:width="1.929cm" svg:height="2.393cm"><draw:text-box><text:p><text:span text:style-name="T16">è\\\\+</text:span></text:p><text:p><text:span text:style-name="T16">è\\\\+</text:span></text:p><text:p><text:span text:style-name="T16">è\\\\+</text:span></text:p><text:p><text:span text:style-name="T16">è\\\\+</text:span></text:p><text:p><text:span text:style-name="T16">è\\\\+</text:span></text:p></draw:text-box></draw:frame><text:tab/><draw:frame text:anchor-type="as-char" draw:z-index="55" draw:name="Cornice di testo 2" draw:style-name="gr2" draw:text-style-name="P51" svg:width="1.929cm" svg:height="2.393cm"><draw:text-box><text:p><text:span text:style-name="T16">è\\\\+</text:span></text:p><text:p><text:span text:style-name="T16">è\\\\+</text:span></text:p><text:p><text:span text:style-name="T16">è\\\\+</text:span></text:p><text:p><text:span text:style-name="T16">è\\\\+</text:span></text:p><text:p><text:span text:style-name="T16">è\\\\+</text:span></text:p></draw:text-box></draw:frame><text:tab/><draw:frame text:anchor-type="as-char" draw:z-index="56" draw:name="Cornice di testo 3" draw:style-name="gr2" draw:text-style-name="P51" svg:width="1.929cm" svg:height="2.393cm"><draw:text-box><text:p><text:span text:style-name="T16">è\\\\+</text:span></text:p><text:p><text:span text:style-name="T16">è\\\\+</text:span></text:p><text:p><text:span text:style-name="T16">è\\\\+</text:span></text:p><text:p><text:span text:style-name="T16">è\\\\+</text:span></text:p><text:p><text:span text:style-name="T16">è\\\\+</text:span></text:p></draw:text-box></draw:frame><text:tab/><draw:frame text:anchor-type="as-char" draw:z-index="57" draw:name="Cornice di testo 4" draw:style-name="gr2" draw:text-style-name="P51" svg:width="1.929cm" svg:height="2.393cm"><draw:text-box><text:p><text:span text:style-name="T16">è\\\\+</text:span></text:p><text:p><text:span text:style-name="T16">è\\\\+</text:span></text:p><text:p><text:span text:style-name="T16">è\\\\+</text:span></text:p><text:p><text:span text:style-name="T16">è\\\\+</text:span></text:p><text:p><text:span text:style-name="T16">è\\\\+</text:span></text:p></draw:text-box></draw:frame><text:tab/><draw:frame text:anchor-type="as-char" draw:z-index="58" draw:name="Cornice di testo 5" draw:style-name="gr2" draw:text-style-name="P51" svg:width="1.929cm" svg:height="2.393cm"><draw:text-box><text:p><text:span text:style-name="T16">è\\\\+</text:span></text:p><text:p><text:span text:style-name="T16">è\\\\+</text:span></text:p><text:p><text:span text:style-name="T16">è\\\\+</text:span></text:p><text:p><text:span text:style-name="T16">è\\\\+</text:span></text:p><text:p><text:span text:style-name="T16">è\\\\+</text:span></text:p></draw:text-box></draw:frame><text:tab/><draw:frame text:anchor-type="as-char" draw:z-index="59" draw:name="Cornice di testo 6" draw:style-name="gr2" draw:text-style-name="P51" svg:width="1.929cm" svg:height="2.393cm"><draw:text-box><text:p><text:span text:style-name="T16">è\\\\+</text:span></text:p><text:p><text:span text:style-name="T16">è\\\\+</text:span></text:p><text:p><text:span text:style-name="T16">è\\\\+</text:span></text:p><text:p><text:span text:style-name="T16">è\\\\+</text:span></text:p><text:p><text:span text:style-name="T16">è\\\\+</text:span></text:p></draw:text-box></draw:frame><text:tab/><draw:frame text:anchor-type="as-char" draw:z-index="60" draw:name="Cornice di testo 34" draw:style-name="gr2" draw:text-style-name="P51" svg:width="1.929cm" svg:height="2.393cm"><draw:text-box><text:p><text:span text:style-name="T16">è\\\\+</text:span></text:p><text:p><text:span text:style-name="T16">è\\\\+</text:span></text:p><text:p><text:span text:style-name="T16">è\\\\+</text:span></text:p><text:p><text:span text:style-name="T16">è\\\\+</text:span></text:p><text:p><text:span text:style-name="T16">è\\\\+</text:span></text:p></draw:text-box></draw:frame></text:p>
      <text:p text:style-name="P46"/>
      <text:p text:style-name="P13"><text:span text:style-name="T10">________<text:tab/>________<text:tab/>________<text:tab/>________<text:tab/>________<text:tab/>________<text:tab/></text:span><text:span text:style-name="T11">________</text:span></text:p>
      <text:p text:style-name="P13"/>
      <text:p text:style-name="P39"/>
      <text:p text:style-name="P33"/>
      <text:p text:style-name="P12"><draw:frame text:anchor-type="as-char" draw:z-index="61" draw:name="Cornice di testo 35" draw:style-name="gr2" draw:text-style-name="P51" svg:width="1.929cm" svg:height="2.393cm"><draw:text-box><text:p><text:span text:style-name="T16">è\\\\+</text:span></text:p><text:p><text:span text:style-name="T16">è\\\\+</text:span></text:p><text:p><text:span text:style-name="T16">è\\\\+</text:span></text:p><text:p><text:span text:style-name="T16">è\\\\+</text:span></text:p><text:p><text:span text:style-name="T16">è\\\\+</text:span></text:p></draw:text-box></draw:frame><text:tab/><draw:frame text:anchor-type="as-char" draw:z-index="62" draw:name="Cornice di testo 36" draw:style-name="gr2" draw:text-style-name="P51" svg:width="1.929cm" svg:height="2.393cm"><draw:text-box><text:p><text:span text:style-name="T16">è\\\\+</text:span></text:p><text:p><text:span text:style-name="T16">è\\\\+</text:span></text:p><text:p><text:span text:style-name="T16">è\\\\+</text:span></text:p><text:p><text:span text:style-name="T16">è\\\\+</text:span></text:p><text:p><text:span text:style-name="T16">è\\\\+</text:span></text:p></draw:text-box></draw:frame><text:tab/><draw:frame text:anchor-type="as-char" draw:z-index="63" draw:name="Cornice di testo 37" draw:style-name="gr2" draw:text-style-name="P51" svg:width="1.929cm" svg:height="2.393cm"><draw:text-box><text:p><text:span text:style-name="T16">è\\\\+</text:span></text:p><text:p><text:span text:style-name="T16">è\\\\+</text:span></text:p><text:p><text:span text:style-name="T16">è\\\\+</text:span></text:p><text:p><text:span text:style-name="T16">è\\\\+</text:span></text:p><text:p><text:span text:style-name="T16">è\\\\+</text:span></text:p></draw:text-box></draw:frame><text:tab/><draw:frame text:anchor-type="as-char" draw:z-index="64" draw:name="Cornice di testo 41" draw:style-name="gr2" draw:text-style-name="P51" svg:width="1.929cm" svg:height="2.393cm"><draw:text-box><text:p><text:span text:style-name="T16">è\\\\+</text:span></text:p><text:p><text:span text:style-name="T16">è\\\\+</text:span></text:p><text:p><text:span text:style-name="T16">è\\\\+</text:span></text:p><text:p><text:span text:style-name="T16">è\\\\+</text:span></text:p><text:p><text:span text:style-name="T16">è\\\\+</text:span></text:p></draw:text-box></draw:frame><text:tab/><draw:frame text:anchor-type="as-char" draw:z-index="65" draw:name="Cornice di testo 42" draw:style-name="gr2" draw:text-style-name="P51" svg:width="1.929cm" svg:height="2.393cm"><draw:text-box><text:p><text:span text:style-name="T16">è\\\\+</text:span></text:p><text:p><text:span text:style-name="T16">è\\\\+</text:span></text:p><text:p><text:span text:style-name="T16">è\\\\+</text:span></text:p><text:p><text:span text:style-name="T16">è\\\\+</text:span></text:p><text:p><text:span text:style-name="T16">è\\\\+</text:span></text:p></draw:text-box></draw:frame><text:tab/><draw:frame text:anchor-type="as-char" draw:z-index="66" draw:name="Cornice di testo 43" draw:style-name="gr2" draw:text-style-name="P51" svg:width="1.929cm" svg:height="2.393cm"><draw:text-box><text:p><text:span text:style-name="T16">è\\\\+</text:span></text:p><text:p><text:span text:style-name="T16">è\\\\+</text:span></text:p><text:p><text:span text:style-name="T16">è\\\\+</text:span></text:p><text:p><text:span text:style-name="T16">è\\\\+</text:span></text:p><text:p><text:span text:style-name="T16">è\\\\+</text:span></text:p></draw:text-box></draw:frame><text:tab/><draw:frame text:anchor-type="as-char" draw:z-index="67" draw:name="Cornice di testo 44" draw:style-name="gr2" draw:text-style-name="P51" svg:width="1.929cm" svg:height="2.393cm"><draw:text-box><text:p><text:span text:style-name="T16">è\\\\+</text:span></text:p><text:p><text:span text:style-name="T16">è\\\\+</text:span></text:p><text:p><text:span text:style-name="T16">è\\\\+</text:span></text:p><text:p><text:span text:style-name="T16">è\\\\+</text:span></text:p><text:p><text:span text:style-name="T16">è\\\\+</text:span></text:p></draw:text-box></draw:frame></text:p>
      <text:p text:style-name="P46"/>
      <text:p text:style-name="P13"><text:span text:style-name="T10">________<text:tab/>________<text:tab/>________<text:tab/>________<text:tab/>________<text:tab/>________<text:tab/></text:span><text:span text:style-name="T11">________</text:span></text:p>
      <text:p text:style-name="P13"/>
      <text:p text:style-name="P39"/>
      <text:p text:style-name="P33"/>
      <text:p text:style-name="P12"><draw:frame text:anchor-type="as-char" draw:z-index="68" draw:name="Cornice di testo 45" draw:style-name="gr2" draw:text-style-name="P51" svg:width="1.929cm" svg:height="2.393cm"><draw:text-box><text:p><text:span text:style-name="T16">è\\\\+</text:span></text:p><text:p><text:span text:style-name="T16">è\\\\+</text:span></text:p><text:p><text:span text:style-name="T16">è\\\\+</text:span></text:p><text:p><text:span text:style-name="T16">è\\\\+</text:span></text:p><text:p><text:span text:style-name="T16">è\\\\+</text:span></text:p></draw:text-box></draw:frame><text:tab/><draw:frame text:anchor-type="as-char" draw:z-index="69" draw:name="Cornice di testo 46" draw:style-name="gr2" draw:text-style-name="P51" svg:width="1.929cm" svg:height="2.393cm"><draw:text-box><text:p><text:span text:style-name="T16">è\\\\+</text:span></text:p><text:p><text:span text:style-name="T16">è\\\\+</text:span></text:p><text:p><text:span text:style-name="T16">è\\\\+</text:span></text:p><text:p><text:span text:style-name="T16">è\\\\+</text:span></text:p><text:p><text:span text:style-name="T16">è\\\\+</text:span></text:p></draw:text-box></draw:frame><text:tab/><draw:frame text:anchor-type="as-char" draw:z-index="70" draw:name="Cornice di testo 47" draw:style-name="gr2" draw:text-style-name="P51" svg:width="1.929cm" svg:height="2.393cm"><draw:text-box><text:p><text:span text:style-name="T16">è\\\\+</text:span></text:p><text:p><text:span text:style-name="T16">è\\\\+</text:span></text:p><text:p><text:span text:style-name="T16">è\\\\+</text:span></text:p><text:p><text:span text:style-name="T16">è\\\\+</text:span></text:p><text:p><text:span text:style-name="T16">è\\\\+</text:span></text:p></draw:text-box></draw:frame><text:tab/><draw:frame text:anchor-type="as-char" draw:z-index="71" draw:name="Cornice di testo 48" draw:style-name="gr2" draw:text-style-name="P51" svg:width="1.929cm" svg:height="2.393cm"><draw:text-box><text:p><text:span text:style-name="T16">è\\\\+</text:span></text:p><text:p><text:span text:style-name="T16">è\\\\+</text:span></text:p><text:p><text:span text:style-name="T16">è\\\\+</text:span></text:p><text:p><text:span text:style-name="T16">è\\\\+</text:span></text:p><text:p><text:span text:style-name="T16">è\\\\+</text:span></text:p></draw:text-box></draw:frame><text:tab/><draw:frame text:anchor-type="as-char" draw:z-index="72" draw:name="Cornice di testo 49" draw:style-name="gr2" draw:text-style-name="P51" svg:width="1.929cm" svg:height="2.393cm"><draw:text-box><text:p><text:span text:style-name="T16">è\\\\+</text:span></text:p><text:p><text:span text:style-name="T16">è\\\\+</text:span></text:p><text:p><text:span text:style-name="T16">è\\\\+</text:span></text:p><text:p><text:span text:style-name="T16">è\\\\+</text:span></text:p><text:p><text:span text:style-name="T16">è\\\\+</text:span></text:p></draw:text-box></draw:frame><text:tab/><draw:frame text:anchor-type="as-char" draw:z-index="73" draw:name="Cornice di testo 50" draw:style-name="gr2" draw:text-style-name="P51" svg:width="1.929cm" svg:height="2.393cm"><draw:text-box><text:p><text:span text:style-name="T16">è\\\\+</text:span></text:p><text:p><text:span text:style-name="T16">è\\\\+</text:span></text:p><text:p><text:span text:style-name="T16">è\\\\+</text:span></text:p><text:p><text:span text:style-name="T16">è\\\\+</text:span></text:p><text:p><text:span text:style-name="T16">è\\\\+</text:span></text:p></draw:text-box></draw:frame><text:tab/><draw:frame text:anchor-type="as-char" draw:z-index="74" draw:name="Cornice di testo 51" draw:style-name="gr2" draw:text-style-name="P51" svg:width="1.929cm" svg:height="2.393cm"><draw:text-box><text:p><text:span text:style-name="T16">è\\\\+</text:span></text:p><text:p><text:span text:style-name="T16">è\\\\+</text:span></text:p><text:p><text:span text:style-name="T16">è\\\\+</text:span></text:p><text:p><text:span text:style-name="T16">è\\\\+</text:span></text:p><text:p><text:span text:style-name="T16">è\\\\+</text:span></text:p></draw:text-box></draw:frame></text:p>
      <text:p text:style-name="P46"/>
      <text:p text:style-name="P13"><text:span text:style-name="T10">________<text:tab/>________<text:tab/>________<text:tab/>________<text:tab/>________<text:tab/>________<text:tab/></text:span><text:span text:style-name="T11">________</text:span></text:p>
      <text:p text:style-name="P13"/>
      <text:p text:style-name="P39"/>
      <text:p text:style-name="P33"/>
      <text:p text:style-name="P12"><draw:frame text:anchor-type="as-char" draw:z-index="75" draw:name="Cornice di testo 76" draw:style-name="gr2" draw:text-style-name="P51" svg:width="1.929cm" svg:height="2.393cm"><draw:text-box><text:p><text:span text:style-name="T16">è\\\\+</text:span></text:p><text:p><text:span text:style-name="T16">è\\\\+</text:span></text:p><text:p><text:span text:style-name="T16">è\\\\+</text:span></text:p><text:p><text:span text:style-name="T16">è\\\\+</text:span></text:p><text:p><text:span text:style-name="T16">è\\\\+</text:span></text:p></draw:text-box></draw:frame><text:tab/><draw:frame text:anchor-type="as-char" draw:z-index="76" draw:name="Cornice di testo 77" draw:style-name="gr2" draw:text-style-name="P51" svg:width="1.929cm" svg:height="2.393cm"><draw:text-box><text:p><text:span text:style-name="T16">è\\\\+</text:span></text:p><text:p><text:span text:style-name="T16">è\\\\+</text:span></text:p><text:p><text:span text:style-name="T16">è\\\\+</text:span></text:p><text:p><text:span text:style-name="T16">è\\\\+</text:span></text:p><text:p><text:span text:style-name="T16">è\\\\+</text:span></text:p></draw:text-box></draw:frame><text:tab/><draw:frame text:anchor-type="as-char" draw:z-index="77" draw:name="Cornice di testo 78" draw:style-name="gr2" draw:text-style-name="P51" svg:width="1.929cm" svg:height="2.393cm"><draw:text-box><text:p><text:span text:style-name="T16">è\\\\+</text:span></text:p><text:p><text:span text:style-name="T16">è\\\\+</text:span></text:p><text:p><text:span text:style-name="T16">è\\\\+</text:span></text:p><text:p><text:span text:style-name="T16">è\\\\+</text:span></text:p><text:p><text:span text:style-name="T16">è\\\\+</text:span></text:p></draw:text-box></draw:frame><text:tab/><draw:frame text:anchor-type="as-char" draw:z-index="78" draw:name="Cornice di testo 79" draw:style-name="gr2" draw:text-style-name="P51" svg:width="1.929cm" svg:height="2.393cm"><draw:text-box><text:p><text:span text:style-name="T16">è\\\\+</text:span></text:p><text:p><text:span text:style-name="T16">è\\\\+</text:span></text:p><text:p><text:span text:style-name="T16">è\\\\+</text:span></text:p><text:p><text:span text:style-name="T16">è\\\\+</text:span></text:p><text:p><text:span text:style-name="T16">è\\\\+</text:span></text:p></draw:text-box></draw:frame><text:tab/><draw:frame text:anchor-type="as-char" draw:z-index="79" draw:name="Cornice di testo 80" draw:style-name="gr2" draw:text-style-name="P51" svg:width="1.929cm" svg:height="2.393cm"><draw:text-box><text:p><text:span text:style-name="T16">è\\\\+</text:span></text:p><text:p><text:span text:style-name="T16">è\\\\+</text:span></text:p><text:p><text:span text:style-name="T16">è\\\\+</text:span></text:p><text:p><text:span text:style-name="T16">è\\\\+</text:span></text:p><text:p><text:span text:style-name="T16">è\\\\+</text:span></text:p></draw:text-box></draw:frame><text:tab/><draw:frame text:anchor-type="as-char" draw:z-index="80" draw:name="Cornice di testo 81" draw:style-name="gr2" draw:text-style-name="P51" svg:width="1.929cm" svg:height="2.393cm"><draw:text-box><text:p><text:span text:style-name="T16">è\\\\+</text:span></text:p><text:p><text:span text:style-name="T16">è\\\\+</text:span></text:p><text:p><text:span text:style-name="T16">è\\\\+</text:span></text:p><text:p><text:span text:style-name="T16">è\\\\+</text:span></text:p><text:p><text:span text:style-name="T16">è\\\\+</text:span></text:p></draw:text-box></draw:frame><text:tab/><draw:frame text:anchor-type="as-char" draw:z-index="81" draw:name="Cornice di testo 82" draw:style-name="gr2" draw:text-style-name="P51" svg:width="1.929cm" svg:height="2.393cm"><draw:text-box><text:p><text:span text:style-name="T16">è\\\\+</text:span></text:p><text:p><text:span text:style-name="T16">è\\\\+</text:span></text:p><text:p><text:span text:style-name="T16">è\\\\+</text:span></text:p><text:p><text:span text:style-name="T16">è\\\\+</text:span></text:p><text:p><text:span text:style-name="T16">è\\\\+</text:span></text:p></draw:text-box></draw:frame></text:p>
      <text:p text:style-name="P46"/>
      <text:p text:style-name="P13"><text:span text:style-name="T10">________<text:tab/>________<text:tab/>________<text:tab/>________<text:tab/>________<text:tab/>________<text:tab/></text:span><text:span text:style-name="T11">________</text:span></text:p>
      <text:p text:style-name="P13"/>
      <text:p text:style-name="P39"/>
      <text:p text:style-name="P33"/>
      <text:p text:style-name="P12"><draw:frame text:anchor-type="as-char" draw:z-index="82" draw:name="Cornice di testo 83" draw:style-name="gr2" draw:text-style-name="P51" svg:width="1.929cm" svg:height="2.393cm"><draw:text-box><text:p><text:span text:style-name="T16">è\\\\+</text:span></text:p><text:p><text:span text:style-name="T16">è\\\\+</text:span></text:p><text:p><text:span text:style-name="T16">è\\\\+</text:span></text:p><text:p><text:span text:style-name="T16">è\\\\+</text:span></text:p><text:p><text:span text:style-name="T16">è\\\\+</text:span></text:p></draw:text-box></draw:frame><text:tab/><draw:frame text:anchor-type="as-char" draw:z-index="83" draw:name="Cornice di testo 84" draw:style-name="gr2" draw:text-style-name="P51" svg:width="1.929cm" svg:height="2.393cm"><draw:text-box><text:p><text:span text:style-name="T16">è\\\\+</text:span></text:p><text:p><text:span text:style-name="T16">è\\\\+</text:span></text:p><text:p><text:span text:style-name="T16">è\\\\+</text:span></text:p><text:p><text:span text:style-name="T16">è\\\\+</text:span></text:p><text:p><text:span text:style-name="T16">è\\\\+</text:span></text:p></draw:text-box></draw:frame><text:tab/><draw:frame text:anchor-type="as-char" draw:z-index="84" draw:name="Cornice di testo 85" draw:style-name="gr2" draw:text-style-name="P51" svg:width="1.929cm" svg:height="2.393cm"><draw:text-box><text:p><text:span text:style-name="T16">è\\\\+</text:span></text:p><text:p><text:span text:style-name="T16">è\\\\+</text:span></text:p><text:p><text:span text:style-name="T16">è\\\\+</text:span></text:p><text:p><text:span text:style-name="T16">è\\\\+</text:span></text:p><text:p><text:span text:style-name="T16">è\\\\+</text:span></text:p></draw:text-box></draw:frame><text:tab/><draw:frame text:anchor-type="as-char" draw:z-index="85" draw:name="Cornice di testo 86" draw:style-name="gr2" draw:text-style-name="P51" svg:width="1.929cm" svg:height="2.393cm"><draw:text-box><text:p><text:span text:style-name="T16">è\\\\+</text:span></text:p><text:p><text:span text:style-name="T16">è\\\\+</text:span></text:p><text:p><text:span text:style-name="T16">è\\\\+</text:span></text:p><text:p><text:span text:style-name="T16">è\\\\+</text:span></text:p><text:p><text:span text:style-name="T16">è\\\\+</text:span></text:p></draw:text-box></draw:frame><text:tab/><draw:frame text:anchor-type="as-char" draw:z-index="86" draw:name="Cornice di testo 87" draw:style-name="gr2" draw:text-style-name="P51" svg:width="1.929cm" svg:height="2.393cm"><draw:text-box><text:p><text:span text:style-name="T16">è\\\\+</text:span></text:p><text:p><text:span text:style-name="T16">è\\\\+</text:span></text:p><text:p><text:span text:style-name="T16">è\\\\+</text:span></text:p><text:p><text:span text:style-name="T16">è\\\\+</text:span></text:p><text:p><text:span text:style-name="T16">è\\\\+</text:span></text:p></draw:text-box></draw:frame><text:tab/><draw:frame text:anchor-type="as-char" draw:z-index="87" draw:name="Cornice di testo 88" draw:style-name="gr2" draw:text-style-name="P51" svg:width="1.929cm" svg:height="2.393cm"><draw:text-box><text:p><text:span text:style-name="T16">è\\\\+</text:span></text:p><text:p><text:span text:style-name="T16">è\\\\+</text:span></text:p><text:p><text:span text:style-name="T16">è\\\\+</text:span></text:p><text:p><text:span text:style-name="T16">è\\\\+</text:span></text:p><text:p><text:span text:style-name="T16">è\\\\+</text:span></text:p></draw:text-box></draw:frame><text:tab/><draw:frame text:anchor-type="as-char" draw:z-index="88" draw:name="Cornice di testo 89" draw:style-name="gr2" draw:text-style-name="P51" svg:width="1.929cm" svg:height="2.393cm"><draw:text-box><text:p><text:span text:style-name="T16">è\\\\+</text:span></text:p><text:p><text:span text:style-name="T16">è\\\\+</text:span></text:p><text:p><text:span text:style-name="T16">è\\\\+</text:span></text:p><text:p><text:span text:style-name="T16">è\\\\+</text:span></text:p><text:p><text:span text:style-name="T16">è\\\\+</text:span></text:p></draw:text-box></draw:frame></text:p>
      <text:p text:style-name="P46"/>
      <text:p text:style-name="P13"><text:span text:style-name="T10">________<text:tab/>________<text:tab/>________<text:tab/>________<text:tab/>________<text:tab/>________<text:tab/></text:span><text:span text:style-name="T11">________</text:span></text:p>
      <text:p text:style-name="P4"><text:soft-page-break/><text:span text:style-name="T11"><text:line-break/></text:span><text:span text:style-name="T10">A sample diagram page<text:line-break/></text:span><text:span text:style-name="T12">Ted-Chemist singlechars (vertical)</text:span></text:p>
      <text:p text:style-name="P39"/>
      <text:p text:style-name="P33"/>
      <text:p text:style-name="P14"><draw:frame text:anchor-type="as-char" draw:z-index="89" draw:name="Cornice di testo 93" draw:style-name="gr1" draw:text-style-name="P50" svg:width="3.202cm" svg:height="3.989cm"><draw:text-box><text:p><text:span text:style-name="T15">è\\\\+</text:span></text:p><text:p><text:span text:style-name="T15">è\\\\+</text:span></text:p><text:p><text:span text:style-name="T15">è\\\\+</text:span></text:p><text:p><text:span text:style-name="T15">è\\\\+</text:span></text:p><text:p><text:span text:style-name="T15">è\\\\+</text:span></text:p></draw:text-box></draw:frame><text:tab/><draw:frame text:anchor-type="as-char" draw:z-index="90" draw:name="Cornice di testo 90" draw:style-name="gr1" draw:text-style-name="P50" svg:width="3.202cm" svg:height="3.989cm"><draw:text-box><text:p><text:span text:style-name="T15">è\\\\+</text:span></text:p><text:p><text:span text:style-name="T15">è\\\\+</text:span></text:p><text:p><text:span text:style-name="T15">è\\\\+</text:span></text:p><text:p><text:span text:style-name="T15">è\\\\+</text:span></text:p><text:p><text:span text:style-name="T15">è\\\\+</text:span></text:p></draw:text-box></draw:frame><text:tab/><draw:frame text:anchor-type="as-char" draw:z-index="91" draw:name="Cornice di testo 91" draw:style-name="gr1" draw:text-style-name="P50" svg:width="3.202cm" svg:height="3.989cm"><draw:text-box><text:p><text:span text:style-name="T15">è\\\\+</text:span></text:p><text:p><text:span text:style-name="T15">è\\\\+</text:span></text:p><text:p><text:span text:style-name="T15">è\\\\+</text:span></text:p><text:p><text:span text:style-name="T15">è\\\\+</text:span></text:p><text:p><text:span text:style-name="T15">è\\\\+</text:span></text:p></draw:text-box></draw:frame><text:tab/><draw:frame text:anchor-type="as-char" draw:z-index="92" draw:name="Cornice di testo 92" draw:style-name="gr1" draw:text-style-name="P50" svg:width="3.202cm" svg:height="3.989cm"><draw:text-box><text:p><text:span text:style-name="T15">è\\\\+</text:span></text:p><text:p><text:span text:style-name="T15">è\\\\+</text:span></text:p><text:p><text:span text:style-name="T15">è\\\\+</text:span></text:p><text:p><text:span text:style-name="T15">è\\\\+</text:span></text:p><text:p><text:span text:style-name="T15">è\\\\+</text:span></text:p></draw:text-box></draw:frame><text:tab/></text:p>
      <text:p text:style-name="P46"/>
      <text:p text:style-name="P48">_______<text:tab/>_______<text:tab/>_______<text:tab/>_______</text:p>
      <text:p text:style-name="P49"/>
      <text:p text:style-name="P49"/>
      <text:p text:style-name="P49"/>
      <text:p text:style-name="P33"/>
      <text:p text:style-name="P14"><draw:frame text:anchor-type="as-char" draw:z-index="93" draw:name="Cornice di testo 94" draw:style-name="gr1" draw:text-style-name="P50" svg:width="3.202cm" svg:height="3.989cm"><draw:text-box><text:p><text:span text:style-name="T15">è\\\\+</text:span></text:p><text:p><text:span text:style-name="T15">è\\\\+</text:span></text:p><text:p><text:span text:style-name="T15">è\\\\+</text:span></text:p><text:p><text:span text:style-name="T15">è\\\\+</text:span></text:p><text:p><text:span text:style-name="T15">è\\\\+</text:span></text:p></draw:text-box></draw:frame><text:tab/><draw:frame text:anchor-type="as-char" draw:z-index="94" draw:name="Cornice di testo 95" draw:style-name="gr1" draw:text-style-name="P50" svg:width="3.202cm" svg:height="3.989cm"><draw:text-box><text:p><text:span text:style-name="T15">è\\\\+</text:span></text:p><text:p><text:span text:style-name="T15">è\\\\+</text:span></text:p><text:p><text:span text:style-name="T15">è\\\\+</text:span></text:p><text:p><text:span text:style-name="T15">è\\\\+</text:span></text:p><text:p><text:span text:style-name="T15">è\\\\+</text:span></text:p></draw:text-box></draw:frame><text:tab/><draw:frame text:anchor-type="as-char" draw:z-index="95" draw:name="Cornice di testo 96" draw:style-name="gr1" draw:text-style-name="P50" svg:width="3.202cm" svg:height="3.989cm"><draw:text-box><text:p><text:span text:style-name="T15">è\\\\+</text:span></text:p><text:p><text:span text:style-name="T15">è\\\\+</text:span></text:p><text:p><text:span text:style-name="T15">è\\\\+</text:span></text:p><text:p><text:span text:style-name="T15">è\\\\+</text:span></text:p><text:p><text:span text:style-name="T15">è\\\\+</text:span></text:p></draw:text-box></draw:frame><text:tab/><draw:frame text:anchor-type="as-char" draw:z-index="96" draw:name="Cornice di testo 97" draw:style-name="gr1" draw:text-style-name="P50" svg:width="3.202cm" svg:height="3.989cm"><draw:text-box><text:p><text:span text:style-name="T15">è\\\\+</text:span></text:p><text:p><text:span text:style-name="T15">è\\\\+</text:span></text:p><text:p><text:span text:style-name="T15">è\\\\+</text:span></text:p><text:p><text:span text:style-name="T15">è\\\\+</text:span></text:p><text:p><text:span text:style-name="T15">è\\\\+</text:span></text:p></draw:text-box></draw:frame><text:tab/></text:p>
      <text:p text:style-name="P46"/>
      <text:p text:style-name="P48">_______<text:tab/>_______<text:tab/>_______<text:tab/>_______</text:p>
      <text:p text:style-name="P13"/>
      <text:p text:style-name="P13"/>
      <text:p text:style-name="P13"/>
      <text:p text:style-name="P13"/>
      <text:p text:style-name="P33"/>
      <text:p text:style-name="P14"><draw:frame text:anchor-type="as-char" draw:z-index="97" draw:name="Cornice di testo 98" draw:style-name="gr1" draw:text-style-name="P50" svg:width="3.202cm" svg:height="3.989cm"><draw:text-box><text:p><text:span text:style-name="T15">è\\\\+</text:span></text:p><text:p><text:span text:style-name="T15">è\\\\+</text:span></text:p><text:p><text:span text:style-name="T15">è\\\\+</text:span></text:p><text:p><text:span text:style-name="T15">è\\\\+</text:span></text:p><text:p><text:span text:style-name="T15">è\\\\+</text:span></text:p></draw:text-box></draw:frame><text:tab/><draw:frame text:anchor-type="as-char" draw:z-index="98" draw:name="Cornice di testo 99" draw:style-name="gr1" draw:text-style-name="P50" svg:width="3.202cm" svg:height="3.989cm"><draw:text-box><text:p><text:span text:style-name="T15">è\\\\+</text:span></text:p><text:p><text:span text:style-name="T15">è\\\\+</text:span></text:p><text:p><text:span text:style-name="T15">è\\\\+</text:span></text:p><text:p><text:span text:style-name="T15">è\\\\+</text:span></text:p><text:p><text:span text:style-name="T15">è\\\\+</text:span></text:p></draw:text-box></draw:frame><text:tab/><draw:frame text:anchor-type="as-char" draw:z-index="99" draw:name="Cornice di testo 100" draw:style-name="gr1" draw:text-style-name="P50" svg:width="3.202cm" svg:height="3.989cm"><draw:text-box><text:p><text:span text:style-name="T15">è\\\\+</text:span></text:p><text:p><text:span text:style-name="T15">è\\\\+</text:span></text:p><text:p><text:span text:style-name="T15">è\\\\+</text:span></text:p><text:p><text:span text:style-name="T15">è\\\\+</text:span></text:p><text:p><text:span text:style-name="T15">è\\\\+</text:span></text:p></draw:text-box></draw:frame><text:tab/><draw:frame text:anchor-type="as-char" draw:z-index="100" draw:name="Cornice di testo 101" draw:style-name="gr1" draw:text-style-name="P50" svg:width="3.202cm" svg:height="3.989cm"><draw:text-box><text:p><text:span text:style-name="T15">è\\\\+</text:span></text:p><text:p><text:span text:style-name="T15">è\\\\+</text:span></text:p><text:p><text:span text:style-name="T15">è\\\\+</text:span></text:p><text:p><text:span text:style-name="T15">è\\\\+</text:span></text:p><text:p><text:span text:style-name="T15">è\\\\+</text:span></text:p></draw:text-box></draw:frame><text:tab/></text:p>
      <text:p text:style-name="P46"/>
      <text:p text:style-name="P48">_______<text:tab/>_______<text:tab/>_______<text:tab/>_______</text:p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modern" style:font-pitch="variable"/>
    <style:font-face style:name="Liberation Serif2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ed-Chemist-horizontal" svg:font-family="Ted-Chemist-horizontal" style:font-pitch="variable"/>
    <style:font-face style:name="Ted-Chemist-horizontal1" svg:font-family="Ted-Chemist-horizontal" style:font-family-generic="roman" style:font-pitch="variable"/>
    <style:font-face style:name="Ted-Chemist-singlechars" svg:font-family="Ted-Chemist-singlechar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12pt" fo:language="it" fo:country="IT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2" fo:font-size="12pt" fo:language="it" fo:country="IT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2" fo:font-family="'Liberation Serif'" style:font-family-generic="roman" style:font-pitch="variable" fo:font-size="24pt" fo:font-weight="bold" style:font-name-asian="Songti SC" style:font-family-asian="'Songti SC'" style:font-family-generic-asian="system" style:font-pitch-asian="variable" style:font-size-asian="24pt" style:font-weight-asian="bold" style:font-name-complex="Arial Unicode MS1" style:font-family-complex="'Arial Unicode MS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044e6f1" officeooo:paragraph-rsid="0044e6f1"/>
    </style:style>
    <style:style style:name="MT1" style:family="text">
      <style:text-properties officeooo:rsid="0067836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e_del 202<text:span text:style-name="MT1">3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7T19:13:00.346096546</meta:creation-date>
    <dc:date>2023-08-04T11:47:13.565647690</dc:date>
    <meta:editing-duration>PT6H51M33S</meta:editing-duration>
    <meta:editing-cycles>115</meta:editing-cycles>
    <meta:generator>LibreOffice/7.5.0.3$MacOSX_X86_64 LibreOffice_project/c21113d003cd3efa8c53188764377a8272d9d6de</meta:generator>
    <meta:document-statistic meta:table-count="0" meta:image-count="0" meta:object-count="0" meta:page-count="6" meta:paragraph-count="60" meta:word-count="257" meta:character-count="2080" meta:non-whitespace-character-count="1765"/>
  </office:meta>
</office:document-meta>
</file>